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13.079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ita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ís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iudad propiamente</text:p>
          </table:table-cell>
          <table:table-cell office:value-type="string" calcext:value-type="string">
            <text:p>Área urbana</text:p>
          </table:table-cell>
          <table:table-cell office:value-type="string" calcext:value-type="string">
            <text:p>Vídeos en Youtu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a del Sur</text:p>
          </table:table-cell>
          <table:table-cell office:value-type="string" calcext:value-type="string">
            <text:p>King Edward Point</text:p>
          </table:table-cell>
          <table:table-cell office:value-type="float" office:value="12" calcext:value-type="float">
            <text:p>12</text:p>
          </table:table-cell>
          <table:table-cell/>
          <table:table-cell table:formula="of:=HYPERLINK(COM.MICROSOFT.CONCAT(&quot;https://www.youtube.com/results?search_query=&quot;;[.B2];&quot; 4K&quot;))" office:value-type="string" office:string-value="https://www.youtube.com/results?search_query=King Edward Point 4K" calcext:value-type="string">
            <text:p>https://www.youtube.com/results?search_query=King Edward Poin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Pitcairn</text:p>
          </table:table-cell>
          <table:table-cell office:value-type="string" calcext:value-type="string">
            <text:p>Adamstown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M.MICROSOFT.CONCAT(&quot;https://www.youtube.com/results?search_query=&quot;;[.B3];&quot; 4K&quot;)" office:value-type="string" office:string-value="https://www.youtube.com/results?search_query=Adamstown 4K" calcext:value-type="string">
            <text:p>https://www.youtube.com/results?search_query=Adamstow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Cocos</text:p>
          </table:table-cell>
          <table:table-cell office:value-type="string" calcext:value-type="string">
            <text:p>West Island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M.MICROSOFT.CONCAT(&quot;https://www.youtube.com/results?search_query=&quot;;[.B4];&quot; 4K&quot;)" office:value-type="string" office:string-value="https://www.youtube.com/results?search_query=West Island 4K" calcext:value-type="string">
            <text:p>https://www.youtube.com/results?search_query=West Island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 Norfolk</text:p>
          </table:table-cell>
          <table:table-cell office:value-type="string" calcext:value-type="string">
            <text:p>Kingston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COM.MICROSOFT.CONCAT(&quot;https://www.youtube.com/results?search_query=&quot;;[.B5];&quot; 4K&quot;)" office:value-type="string" office:string-value="https://www.youtube.com/results?search_query=Kingston 4K" calcext:value-type="string">
            <text:p>https://www.youtube.com/results?search_query=Kingsto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Brades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COM.MICROSOFT.CONCAT(&quot;https://www.youtube.com/results?search_query=&quot;;[.B6];&quot; 4K&quot;)" office:value-type="string" office:string-value="https://www.youtube.com/results?search_query=Brades 4K" calcext:value-type="string">
            <text:p>https://www.youtube.com/results?search_query=Brade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Alofi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COM.MICROSOFT.CONCAT(&quot;https://www.youtube.com/results?search_query=&quot;;[.B7];&quot; 4K&quot;)" office:value-type="string" office:string-value="https://www.youtube.com/results?search_query=Alofi 4K" calcext:value-type="string">
            <text:p>https://www.youtube.com/results?search_query=Alof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Elena</text:p>
          </table:table-cell>
          <table:table-cell office:value-type="string" calcext:value-type="string">
            <text:p>Jamestown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COM.MICROSOFT.CONCAT(&quot;https://www.youtube.com/results?search_query=&quot;;[.B8];&quot; 4K&quot;)" office:value-type="string" office:string-value="https://www.youtube.com/results?search_query=Jamestown 4K" calcext:value-type="string">
            <text:p>https://www.youtube.com/results?search_query=Jamestow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Yaren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COM.MICROSOFT.CONCAT(&quot;https://www.youtube.com/results?search_query=&quot;;[.B9];&quot; 4K&quot;)" office:value-type="string" office:string-value="https://www.youtube.com/results?search_query=Yaren 4K" calcext:value-type="string">
            <text:p>https://www.youtube.com/results?search_query=Yare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ticano</text:p>
          </table:table-cell>
          <table:table-cell office:value-type="string" calcext:value-type="string">
            <text:p>Ciudad del Vaticano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COM.MICROSOFT.CONCAT(&quot;https://www.youtube.com/results?search_query=&quot;;[.B10];&quot; 4K&quot;)" office:value-type="string" office:string-value="https://www.youtube.com/results?search_query=Ciudad del Vaticano 4K" calcext:value-type="string">
            <text:p>https://www.youtube.com/results?search_query=Ciudad del Vatican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Hamilton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COM.MICROSOFT.CONCAT(&quot;https://www.youtube.com/results?search_query=&quot;;[.B11];&quot; 4K&quot;)" office:value-type="string" office:string-value="https://www.youtube.com/results?search_query=Hamilton 4K" calcext:value-type="string">
            <text:p>https://www.youtube.com/results?search_query=Hamilto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Hagåtña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COM.MICROSOFT.CONCAT(&quot;https://www.youtube.com/results?search_query=&quot;;[.B12];&quot; 4K&quot;)" office:value-type="string" office:string-value="https://www.youtube.com/results?search_query=Hagåtña 4K" calcext:value-type="string">
            <text:p>https://www.youtube.com/results?search_query=Hagåtñ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lis y Futuna</text:p>
          </table:table-cell>
          <table:table-cell office:value-type="string" calcext:value-type="string">
            <text:p>Mata-Utu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COM.MICROSOFT.CONCAT(&quot;https://www.youtube.com/results?search_query=&quot;;[.B13];&quot; 4K&quot;)" office:value-type="string" office:string-value="https://www.youtube.com/results?search_query=Mata-Utu 4K" calcext:value-type="string">
            <text:p>https://www.youtube.com/results?search_query=Mata-Ut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 de Navidad</text:p>
          </table:table-cell>
          <table:table-cell office:value-type="string" calcext:value-type="string">
            <text:p>Flying Fish Cove</text:p>
          </table:table-cell>
          <table:table-cell office:value-type="float" office:value="1599" calcext:value-type="float">
            <text:p>1599</text:p>
          </table:table-cell>
          <table:table-cell/>
          <table:table-cell table:formula="of:=COM.MICROSOFT.CONCAT(&quot;https://www.youtube.com/results?search_query=&quot;;[.B14];&quot; 4K&quot;)" office:value-type="string" office:string-value="https://www.youtube.com/results?search_query=Flying Fish Cove 4K" calcext:value-type="string">
            <text:p>https://www.youtube.com/results?search_query=Flying Fish Cov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albard</text:p>
          </table:table-cell>
          <table:table-cell office:value-type="string" calcext:value-type="string">
            <text:p>Longyearbyen</text:p>
          </table:table-cell>
          <table:table-cell office:value-type="float" office:value="1753" calcext:value-type="float">
            <text:p>1753</text:p>
          </table:table-cell>
          <table:table-cell/>
          <table:table-cell table:formula="of:=COM.MICROSOFT.CONCAT(&quot;https://www.youtube.com/results?search_query=&quot;;[.B15];&quot; 4K&quot;)" office:value-type="string" office:string-value="https://www.youtube.com/results?search_query=Longyearbyen 4K" calcext:value-type="string">
            <text:p>https://www.youtube.com/results?search_query=Longyearbye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string" calcext:value-type="string">
            <text:p>Philipsburg</text:p>
          </table:table-cell>
          <table:table-cell office:value-type="float" office:value="1894" calcext:value-type="float">
            <text:p>1894</text:p>
          </table:table-cell>
          <table:table-cell/>
          <table:table-cell table:formula="of:=COM.MICROSOFT.CONCAT(&quot;https://www.youtube.com/results?search_query=&quot;;[.B16];&quot; 4K&quot;)" office:value-type="string" office:string-value="https://www.youtube.com/results?search_query=Philipsburg 4K" calcext:value-type="string">
            <text:p>https://www.youtube.com/results?search_query=Philipsburg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vinas</text:p>
          </table:table-cell>
          <table:table-cell office:value-type="string" calcext:value-type="string">
            <text:p>Stanley</text:p>
          </table:table-cell>
          <table:table-cell office:value-type="float" office:value="2460" calcext:value-type="float">
            <text:p>2460</text:p>
          </table:table-cell>
          <table:table-cell/>
          <table:table-cell table:formula="of:=COM.MICROSOFT.CONCAT(&quot;https://www.youtube.com/results?search_query=&quot;;[.B17];&quot; 4K&quot;)" office:value-type="string" office:string-value="https://www.youtube.com/results?search_query=Stanley 4K" calcext:value-type="string">
            <text:p>https://www.youtube.com/results?search_query=Stanley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Bartolomé</text:p>
          </table:table-cell>
          <table:table-cell office:value-type="string" calcext:value-type="string">
            <text:p>Gustavia</text:p>
          </table:table-cell>
          <table:table-cell office:value-type="float" office:value="2615" calcext:value-type="float">
            <text:p>2615</text:p>
          </table:table-cell>
          <table:table-cell/>
          <table:table-cell table:formula="of:=COM.MICROSOFT.CONCAT(&quot;https://www.youtube.com/results?search_query=&quot;;[.B18];&quot; 4K&quot;)" office:value-type="string" office:string-value="https://www.youtube.com/results?search_query=Gustavia 4K" calcext:value-type="string">
            <text:p>https://www.youtube.com/results?search_query=Gustavi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The Valley</text:p>
          </table:table-cell>
          <table:table-cell office:value-type="float" office:value="3269" calcext:value-type="float">
            <text:p>3269</text:p>
          </table:table-cell>
          <table:table-cell/>
          <table:table-cell table:formula="of:=COM.MICROSOFT.CONCAT(&quot;https://www.youtube.com/results?search_query=&quot;;[.B19];&quot; 4K&quot;)" office:value-type="string" office:string-value="https://www.youtube.com/results?search_query=The Valley 4K" calcext:value-type="string">
            <text:p>https://www.youtube.com/results?search_query=The Valley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oa Americana</text:p>
          </table:table-cell>
          <table:table-cell office:value-type="string" calcext:value-type="string">
            <text:p>Pago Pago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COM.MICROSOFT.CONCAT(&quot;https://www.youtube.com/results?search_query=&quot;;[.B20];&quot; 4K&quot;)" office:value-type="string" office:string-value="https://www.youtube.com/results?search_query=Pago Pago 4K" calcext:value-type="string">
            <text:p>https://www.youtube.com/results?search_query=Pago Pag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Lucía</text:p>
          </table:table-cell>
          <table:table-cell office:value-type="string" calcext:value-type="string">
            <text:p>Castries</text:p>
          </table:table-cell>
          <table:table-cell office:value-type="float" office:value="3661" calcext:value-type="float">
            <text:p>3661</text:p>
          </table:table-cell>
          <table:table-cell/>
          <table:table-cell table:formula="of:=COM.MICROSOFT.CONCAT(&quot;https://www.youtube.com/results?search_query=&quot;;[.B21];&quot; 4K&quot;)" office:value-type="string" office:string-value="https://www.youtube.com/results?search_query=Castries 4K" calcext:value-type="string">
            <text:p>https://www.youtube.com/results?search_query=Castries 4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an Marino</text:p>
          </table:table-cell>
          <table:table-cell office:value-type="float" office:value="4127" calcext:value-type="float">
            <text:p>4127</text:p>
          </table:table-cell>
          <table:table-cell/>
          <table:table-cell table:formula="of:=COM.MICROSOFT.CONCAT(&quot;https://www.youtube.com/results?search_query=&quot;;[.B22];&quot; 4K&quot;)" office:value-type="string" office:string-value="https://www.youtube.com/results?search_query=San Marino 4K" calcext:value-type="string">
            <text:p>https://www.youtube.com/results?search_query=San Marin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cas y Caicos</text:p>
          </table:table-cell>
          <table:table-cell office:value-type="string" calcext:value-type="string">
            <text:p>Cockburn Town</text:p>
          </table:table-cell>
          <table:table-cell office:value-type="float" office:value="4831" calcext:value-type="float">
            <text:p>4831</text:p>
          </table:table-cell>
          <table:table-cell/>
          <table:table-cell table:formula="of:=COM.MICROSOFT.CONCAT(&quot;https://www.youtube.com/results?search_query=&quot;;[.B23];&quot; 4K&quot;)" office:value-type="string" office:string-value="https://www.youtube.com/results?search_query=Cockburn Town 4K" calcext:value-type="string">
            <text:p>https://www.youtube.com/results?search_query=Cockburn Tow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Cook</text:p>
          </table:table-cell>
          <table:table-cell office:value-type="string" calcext:value-type="string">
            <text:p>Avarua</text:p>
          </table:table-cell>
          <table:table-cell office:value-type="float" office:value="4906" calcext:value-type="float">
            <text:p>4906</text:p>
          </table:table-cell>
          <table:table-cell/>
          <table:table-cell table:formula="of:=COM.MICROSOFT.CONCAT(&quot;https://www.youtube.com/results?search_query=&quot;;[.B24];&quot; 4K&quot;)" office:value-type="string" office:string-value="https://www.youtube.com/results?search_query=Avarua 4K" calcext:value-type="string">
            <text:p>https://www.youtube.com/results?search_query=Avaru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Pedro y Miquelón</text:p>
          </table:table-cell>
          <table:table-cell office:value-type="string" calcext:value-type="string">
            <text:p>Saint-Pierre</text:p>
          </table:table-cell>
          <table:table-cell office:value-type="float" office:value="5415" calcext:value-type="float">
            <text:p>5415</text:p>
          </table:table-cell>
          <table:table-cell/>
          <table:table-cell table:formula="of:=COM.MICROSOFT.CONCAT(&quot;https://www.youtube.com/results?search_query=&quot;;[.B25];&quot; 4K&quot;)" office:value-type="string" office:string-value="https://www.youtube.com/results?search_query=Saint-Pierre 4K" calcext:value-type="string">
            <text:p>https://www.youtube.com/results?search_query=Saint-Pierr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Martín</text:p>
          </table:table-cell>
          <table:table-cell office:value-type="string" calcext:value-type="string">
            <text:p>Marigot</text:p>
          </table:table-cell>
          <table:table-cell office:value-type="float" office:value="5700" calcext:value-type="float">
            <text:p>5700</text:p>
          </table:table-cell>
          <table:table-cell/>
          <table:table-cell table:formula="of:=COM.MICROSOFT.CONCAT(&quot;https://www.youtube.com/results?search_query=&quot;;[.B26];&quot; 4K&quot;)" office:value-type="string" office:string-value="https://www.youtube.com/results?search_query=Marigot 4K" calcext:value-type="string">
            <text:p>https://www.youtube.com/results?search_query=Marigo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COM.MICROSOFT.CONCAT(&quot;https://www.youtube.com/results?search_query=&quot;;[.B27];&quot; 4K&quot;)" office:value-type="string" office:string-value="https://www.youtube.com/results?search_query=Vaduz 4K" calcext:value-type="string">
            <text:p>https://www.youtube.com/results?search_query=Vaduz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office:value-type="float" office:value="5876" calcext:value-type="float">
            <text:p>5876</text:p>
          </table:table-cell>
          <table:table-cell/>
          <table:table-cell table:formula="of:=COM.MICROSOFT.CONCAT(&quot;https://www.youtube.com/results?search_query=&quot;;[.B28];&quot; 4K&quot;)" office:value-type="string" office:string-value="https://www.youtube.com/results?search_query=Valletta 4K" calcext:value-type="string">
            <text:p>https://www.youtube.com/results?search_query=Vallett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Funafuti</text:p>
          </table:table-cell>
          <table:table-cell office:value-type="float" office:value="6320" calcext:value-type="float">
            <text:p>6320</text:p>
          </table:table-cell>
          <table:table-cell/>
          <table:table-cell table:formula="of:=COM.MICROSOFT.CONCAT(&quot;https://www.youtube.com/results?search_query=&quot;;[.B29];&quot; 4K&quot;)" office:value-type="string" office:string-value="https://www.youtube.com/results?search_query=Funafuti 4K" calcext:value-type="string">
            <text:p>https://www.youtube.com/results?search_query=Funafut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Basse-Terre</text:p>
          </table:table-cell>
          <table:table-cell office:value-type="float" office:value="9779" calcext:value-type="float">
            <text:p>9779</text:p>
          </table:table-cell>
          <table:table-cell/>
          <table:table-cell table:formula="of:=COM.MICROSOFT.CONCAT(&quot;https://www.youtube.com/results?search_query=&quot;;[.B30];&quot; 4K&quot;)" office:value-type="string" office:string-value="https://www.youtube.com/results?search_query=Basse-Terre 4K" calcext:value-type="string">
            <text:p>https://www.youtube.com/results?search_query=Basse-Terr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Åland</text:p>
          </table:table-cell>
          <table:table-cell office:value-type="string" calcext:value-type="string">
            <text:p>Mariehamn</text:p>
          </table:table-cell>
          <table:table-cell office:value-type="float" office:value="11750" calcext:value-type="float">
            <text:p>11750</text:p>
          </table:table-cell>
          <table:table-cell/>
          <table:table-cell table:formula="of:=COM.MICROSOFT.CONCAT(&quot;https://www.youtube.com/results?search_query=&quot;;[.B31];&quot; 4K&quot;)" office:value-type="string" office:string-value="https://www.youtube.com/results?search_query=Mariehamn 4K" calcext:value-type="string">
            <text:p>https://www.youtube.com/results?search_query=Marieham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Vírgenes (UK)</text:p>
          </table:table-cell>
          <table:table-cell office:value-type="string" calcext:value-type="string">
            <text:p>Road Town</text:p>
          </table:table-cell>
          <table:table-cell office:value-type="float" office:value="12603" calcext:value-type="float">
            <text:p>12603</text:p>
          </table:table-cell>
          <table:table-cell/>
          <table:table-cell table:formula="of:=COM.MICROSOFT.CONCAT(&quot;https://www.youtube.com/results?search_query=&quot;;[.B32];&quot; 4K&quot;)" office:value-type="string" office:string-value="https://www.youtube.com/results?search_query=Road Town 4K" calcext:value-type="string">
            <text:p>https://www.youtube.com/results?search_query=Road Tow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Vicente y las Granadinas</text:p>
          </table:table-cell>
          <table:table-cell office:value-type="string" calcext:value-type="string">
            <text:p>Kingstown</text:p>
          </table:table-cell>
          <table:table-cell office:value-type="float" office:value="12909" calcext:value-type="float">
            <text:p>12909</text:p>
          </table:table-cell>
          <table:table-cell/>
          <table:table-cell table:formula="of:=COM.MICROSOFT.CONCAT(&quot;https://www.youtube.com/results?search_query=&quot;;[.B33];&quot; 4K&quot;)" office:value-type="string" office:string-value="https://www.youtube.com/results?search_query=Kingstown 4K" calcext:value-type="string">
            <text:p>https://www.youtube.com/results?search_query=Kingstow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mopan</text:p>
          </table:table-cell>
          <table:table-cell office:value-type="float" office:value="13381" calcext:value-type="float">
            <text:p>13381</text:p>
          </table:table-cell>
          <table:table-cell/>
          <table:table-cell table:formula="of:=COM.MICROSOFT.CONCAT(&quot;https://www.youtube.com/results?search_query=&quot;;[.B34];&quot; 4K&quot;)" office:value-type="string" office:string-value="https://www.youtube.com/results?search_query=Belmopan 4K" calcext:value-type="string">
            <text:p>https://www.youtube.com/results?search_query=Belmopa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Feroe</text:p>
          </table:table-cell>
          <table:table-cell office:value-type="string" calcext:value-type="string">
            <text:p>Tórshavn</text:p>
          </table:table-cell>
          <table:table-cell office:value-type="float" office:value="13888" calcext:value-type="float">
            <text:p>13888</text:p>
          </table:table-cell>
          <table:table-cell/>
          <table:table-cell table:formula="of:=COM.MICROSOFT.CONCAT(&quot;https://www.youtube.com/results?search_query=&quot;;[.B35];&quot; 4K&quot;)" office:value-type="string" office:string-value="https://www.youtube.com/results?search_query=Tórshavn 4K" calcext:value-type="string">
            <text:p>https://www.youtube.com/results?search_query=Tórshav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Cristóbal</text:p>
          </table:table-cell>
          <table:table-cell office:value-type="string" calcext:value-type="string">
            <text:p>Basseterre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COM.MICROSOFT.CONCAT(&quot;https://www.youtube.com/results?search_query=&quot;;[.B36];&quot; 4K&quot;)" office:value-type="string" office:string-value="https://www.youtube.com/results?search_query=Basseterre 4K" calcext:value-type="string">
            <text:p>https://www.youtube.com/results?search_query=Basseterr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írgenes Americanas</text:p>
          </table:table-cell>
          <table:table-cell office:value-type="string" calcext:value-type="string">
            <text:p>Charlotte Amalie</text:p>
          </table:table-cell>
          <table:table-cell office:value-type="float" office:value="14477" calcext:value-type="float">
            <text:p>14477</text:p>
          </table:table-cell>
          <table:table-cell/>
          <table:table-cell table:formula="of:=COM.MICROSOFT.CONCAT(&quot;https://www.youtube.com/results?search_query=&quot;;[.B37];&quot; 4K&quot;)" office:value-type="string" office:string-value="https://www.youtube.com/results?search_query=Charlotte Amalie 4K" calcext:value-type="string">
            <text:p>https://www.youtube.com/results?search_query=Charlotte Amali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Roseau</text:p>
          </table:table-cell>
          <table:table-cell office:value-type="float" office:value="16571" calcext:value-type="float">
            <text:p>16571</text:p>
          </table:table-cell>
          <table:table-cell/>
          <table:table-cell table:formula="of:=COM.MICROSOFT.CONCAT(&quot;https://www.youtube.com/results?search_query=&quot;;[.B38];&quot; 4K&quot;)" office:value-type="string" office:string-value="https://www.youtube.com/results?search_query=Roseau 4K" calcext:value-type="string">
            <text:p>https://www.youtube.com/results?search_query=Rosea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Nuuk</text:p>
          </table:table-cell>
          <table:table-cell office:value-type="float" office:value="18128" calcext:value-type="float">
            <text:p>18128</text:p>
          </table:table-cell>
          <table:table-cell/>
          <table:table-cell table:formula="of:=COM.MICROSOFT.CONCAT(&quot;https://www.youtube.com/results?search_query=&quot;;[.B39];&quot; 4K&quot;)" office:value-type="string" office:string-value="https://www.youtube.com/results?search_query=Nuuk 4K" calcext:value-type="string">
            <text:p>https://www.youtube.com/results?search_query=Nuuk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Saint Peter Port</text:p>
          </table:table-cell>
          <table:table-cell office:value-type="float" office:value="19354" calcext:value-type="float">
            <text:p>19354</text:p>
          </table:table-cell>
          <table:table-cell/>
          <table:table-cell table:formula="of:=COM.MICROSOFT.CONCAT(&quot;https://www.youtube.com/results?search_query=&quot;;[.B40];&quot; 4K&quot;)" office:value-type="string" office:string-value="https://www.youtube.com/results?search_query=Saint Peter Port 4K" calcext:value-type="string">
            <text:p>https://www.youtube.com/results?search_query=Saint Peter Por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gua y Barbuda</text:p>
          </table:table-cell>
          <table:table-cell office:value-type="string" calcext:value-type="string">
            <text:p>Saint John’s</text:p>
          </table:table-cell>
          <table:table-cell office:value-type="float" office:value="22219" calcext:value-type="float">
            <text:p>22219</text:p>
          </table:table-cell>
          <table:table-cell/>
          <table:table-cell table:formula="of:=COM.MICROSOFT.CONCAT(&quot;https://www.youtube.com/results?search_query=&quot;;[.B41];&quot; 4K&quot;)" office:value-type="string" office:string-value="https://www.youtube.com/results?search_query=Saint John’s 4K" calcext:value-type="string">
            <text:p>https://www.youtube.com/results?search_query=Saint John’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float" office:value="22256" calcext:value-type="float">
            <text:p>22256</text:p>
          </table:table-cell>
          <table:table-cell/>
          <table:table-cell table:formula="of:=COM.MICROSOFT.CONCAT(&quot;https://www.youtube.com/results?search_query=&quot;;[.B42];&quot; 4K&quot;)" office:value-type="string" office:string-value="https://www.youtube.com/results?search_query=Andorra la Vella 4K" calcext:value-type="string">
            <text:p>https://www.youtube.com/results?search_query=Andorra la Vell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Marshall</text:p>
          </table:table-cell>
          <table:table-cell office:value-type="string" calcext:value-type="string">
            <text:p>Majuro</text:p>
          </table:table-cell>
          <table:table-cell office:value-type="float" office:value="23156" calcext:value-type="float">
            <text:p>23156</text:p>
          </table:table-cell>
          <table:table-cell/>
          <table:table-cell table:formula="of:=COM.MICROSOFT.CONCAT(&quot;https://www.youtube.com/results?search_query=&quot;;[.B43];&quot; 4K&quot;)" office:value-type="string" office:string-value="https://www.youtube.com/results?search_query=Majuro 4K" calcext:value-type="string">
            <text:p>https://www.youtube.com/results?search_query=Majur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yana</text:p>
          </table:table-cell>
          <table:table-cell office:value-type="string" calcext:value-type="string">
            <text:p>Georgetown</text:p>
          </table:table-cell>
          <table:table-cell office:value-type="float" office:value="24849" calcext:value-type="float">
            <text:p>24849</text:p>
          </table:table-cell>
          <table:table-cell office:value-type="float" office:value="118368" calcext:value-type="float">
            <text:p>118368</text:p>
          </table:table-cell>
          <table:table-cell table:formula="of:=COM.MICROSOFT.CONCAT(&quot;https://www.youtube.com/results?search_query=&quot;;[.B44];&quot; 4K&quot;)" office:value-type="string" office:string-value="https://www.youtube.com/results?search_query=Georgetown 4K" calcext:value-type="string">
            <text:p>https://www.youtube.com/results?search_query=Georgetow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Victoria</text:p>
          </table:table-cell>
          <table:table-cell office:value-type="float" office:value="26450" calcext:value-type="float">
            <text:p>26450</text:p>
          </table:table-cell>
          <table:table-cell/>
          <table:table-cell table:formula="of:=COM.MICROSOFT.CONCAT(&quot;https://www.youtube.com/results?search_query=&quot;;[.B45];&quot; 4K&quot;)" office:value-type="string" office:string-value="https://www.youtube.com/results?search_query=Victoria 4K" calcext:value-type="string">
            <text:p>https://www.youtube.com/results?search_query=Victori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Douglas</text:p>
          </table:table-cell>
          <table:table-cell office:value-type="float" office:value="26677" calcext:value-type="float">
            <text:p>26677</text:p>
          </table:table-cell>
          <table:table-cell/>
          <table:table-cell table:formula="of:=COM.MICROSOFT.CONCAT(&quot;https://www.youtube.com/results?search_query=&quot;;[.B46];&quot; 4K&quot;)" office:value-type="string" office:string-value="https://www.youtube.com/results?search_query=Douglas 4K" calcext:value-type="string">
            <text:p>https://www.youtube.com/results?search_query=Dougla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nesia Francesa</text:p>
          </table:table-cell>
          <table:table-cell office:value-type="string" calcext:value-type="string">
            <text:p>Papeete</text:p>
          </table:table-cell>
          <table:table-cell office:value-type="float" office:value="26925" calcext:value-type="float">
            <text:p>26925</text:p>
          </table:table-cell>
          <table:table-cell/>
          <table:table-cell table:formula="of:=COM.MICROSOFT.CONCAT(&quot;https://www.youtube.com/results?search_query=&quot;;[.B47];&quot; 4K&quot;)" office:value-type="string" office:string-value="https://www.youtube.com/results?search_query=Papeete 4K" calcext:value-type="string">
            <text:p>https://www.youtube.com/results?search_query=Papeet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Nuku‘alofa</text:p>
          </table:table-cell>
          <table:table-cell office:value-type="float" office:value="27600" calcext:value-type="float">
            <text:p>27600</text:p>
          </table:table-cell>
          <table:table-cell office:value-type="float" office:value="74454" calcext:value-type="float">
            <text:p>74454</text:p>
          </table:table-cell>
          <table:table-cell table:formula="of:=COM.MICROSOFT.CONCAT(&quot;https://www.youtube.com/results?search_query=&quot;;[.B48];&quot; 4K&quot;)" office:value-type="string" office:string-value="https://www.youtube.com/results?search_query=Nuku‘alofa 4K" calcext:value-type="string">
            <text:p>https://www.youtube.com/results?search_query=Nuku‘alof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Oranjestad</text:p>
          </table:table-cell>
          <table:table-cell office:value-type="float" office:value="28658" calcext:value-type="float">
            <text:p>28658</text:p>
          </table:table-cell>
          <table:table-cell/>
          <table:table-cell table:formula="of:=COM.MICROSOFT.CONCAT(&quot;https://www.youtube.com/results?search_query=&quot;;[.B49];&quot; 4K&quot;)" office:value-type="string" office:string-value="https://www.youtube.com/results?search_query=Oranjestad 4K" calcext:value-type="string">
            <text:p>https://www.youtube.com/results?search_query=Oranjestad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float" office:value="31301" calcext:value-type="float">
            <text:p>31301</text:p>
          </table:table-cell>
          <table:table-cell office:value-type="float" office:value="413397" calcext:value-type="float">
            <text:p>413397</text:p>
          </table:table-cell>
          <table:table-cell table:formula="of:=COM.MICROSOFT.CONCAT(&quot;https://www.youtube.com/results?search_query=&quot;;[.B50];&quot; 4K&quot;)" office:value-type="string" office:string-value="https://www.youtube.com/results?search_query=Banjul 4K" calcext:value-type="string">
            <text:p>https://www.youtube.com/results?search_query=Banjul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án</text:p>
          </table:table-cell>
          <table:table-cell office:value-type="string" calcext:value-type="string">
            <text:p>Muscat</text:p>
          </table:table-cell>
          <table:table-cell office:value-type="float" office:value="31409" calcext:value-type="float">
            <text:p>31409</text:p>
          </table:table-cell>
          <table:table-cell office:value-type="float" office:value="1720000" calcext:value-type="float">
            <text:p>1720000</text:p>
          </table:table-cell>
          <table:table-cell table:formula="of:=COM.MICROSOFT.CONCAT(&quot;https://www.youtube.com/results?search_query=&quot;;[.B51];&quot; 4K&quot;)" office:value-type="string" office:string-value="https://www.youtube.com/results?search_query=Muscat 4K" calcext:value-type="string">
            <text:p>https://www.youtube.com/results?search_query=Musca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aint George's</text:p>
          </table:table-cell>
          <table:table-cell office:value-type="float" office:value="33734" calcext:value-type="float">
            <text:p>33734</text:p>
          </table:table-cell>
          <table:table-cell office:value-type="float" office:value="36586" calcext:value-type="float">
            <text:p>36586</text:p>
          </table:table-cell>
          <table:table-cell table:formula="of:=COM.MICROSOFT.CONCAT(&quot;https://www.youtube.com/results?search_query=&quot;;[.B52];&quot; 4K&quot;)" office:value-type="string" office:string-value="https://www.youtube.com/results?search_query=Saint George's 4K" calcext:value-type="string">
            <text:p>https://www.youtube.com/results?search_query=Saint George's 4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float" office:value="34003" calcext:value-type="float">
            <text:p>34003</text:p>
          </table:table-cell>
          <table:table-cell/>
          <table:table-cell table:formula="of:=COM.MICROSOFT.CONCAT(&quot;https://www.youtube.com/results?search_query=&quot;;[.B53];&quot; 4K&quot;)" office:value-type="string" office:string-value="https://www.youtube.com/results?search_query=Gibraltar 4K" calcext:value-type="string">
            <text:p>https://www.youtube.com/results?search_query=Gibraltar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Caimán</text:p>
          </table:table-cell>
          <table:table-cell office:value-type="string" calcext:value-type="string">
            <text:p>George Town</text:p>
          </table:table-cell>
          <table:table-cell office:value-type="float" office:value="34921" calcext:value-type="float">
            <text:p>34921</text:p>
          </table:table-cell>
          <table:table-cell/>
          <table:table-cell table:formula="of:=COM.MICROSOFT.CONCAT(&quot;https://www.youtube.com/results?search_query=&quot;;[.B54];&quot; 4K&quot;)" office:value-type="string" office:string-value="https://www.youtube.com/results?search_query=George Town 4K" calcext:value-type="string">
            <text:p>https://www.youtube.com/results?search_query=George Tow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float" office:value="34963" calcext:value-type="float">
            <text:p>34963</text:p>
          </table:table-cell>
          <table:table-cell/>
          <table:table-cell table:formula="of:=COM.MICROSOFT.CONCAT(&quot;https://www.youtube.com/results?search_query=&quot;;[.B55];&quot; 4K&quot;)" office:value-type="string" office:string-value="https://www.youtube.com/results?search_query=Apia 4K" calcext:value-type="string">
            <text:p>https://www.youtube.com/results?search_query=Api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Saint Helier</text:p>
          </table:table-cell>
          <table:table-cell office:value-type="float" office:value="35822" calcext:value-type="float">
            <text:p>35822</text:p>
          </table:table-cell>
          <table:table-cell/>
          <table:table-cell table:formula="of:=COM.MICROSOFT.CONCAT(&quot;https://www.youtube.com/results?search_query=&quot;;[.B56];&quot; 4K&quot;)" office:value-type="string" office:string-value="https://www.youtube.com/results?search_query=Saint Helier 4K" calcext:value-type="string">
            <text:p>https://www.youtube.com/results?search_query=Saint Helier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stina</text:p>
          </table:table-cell>
          <table:table-cell office:value-type="string" calcext:value-type="string">
            <text:p>Ramallah (resp. Jerusalén Este)</text:p>
          </table:table-cell>
          <table:table-cell office:value-type="float" office:value="38998" calcext:value-type="float">
            <text:p>38998</text:p>
          </table:table-cell>
          <table:table-cell office:value-type="float" office:value="153237" calcext:value-type="float">
            <text:p>153237</text:p>
          </table:table-cell>
          <table:table-cell table:formula="of:=COM.MICROSOFT.CONCAT(&quot;https://www.youtube.com/results?search_query=&quot;;[.B57];&quot; 4K&quot;)" office:value-type="string" office:string-value="https://www.youtube.com/results?search_query=Ramallah (resp. Jerusalén Este) 4K" calcext:value-type="string">
            <text:p>https://www.youtube.com/results?search_query=Ramallah (resp. Jerusalén Este)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ónaco</text:p>
          </table:table-cell>
          <table:table-cell office:value-type="string" calcext:value-type="string">
            <text:p>Monaco</text:p>
          </table:table-cell>
          <table:table-cell office:value-type="float" office:value="39050" calcext:value-type="float">
            <text:p>39050</text:p>
          </table:table-cell>
          <table:table-cell/>
          <table:table-cell table:formula="of:=COM.MICROSOFT.CONCAT(&quot;https://www.youtube.com/results?search_query=&quot;;[.B58];&quot; 4K&quot;)" office:value-type="string" office:string-value="https://www.youtube.com/results?search_query=Monaco 4K" calcext:value-type="string">
            <text:p>https://www.youtube.com/results?search_query=Monac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Marianas</text:p>
          </table:table-cell>
          <table:table-cell office:value-type="string" calcext:value-type="string">
            <text:p>Saipan</text:p>
          </table:table-cell>
          <table:table-cell office:value-type="float" office:value="43385" calcext:value-type="float">
            <text:p>43385</text:p>
          </table:table-cell>
          <table:table-cell/>
          <table:table-cell table:formula="of:=COM.MICROSOFT.CONCAT(&quot;https://www.youtube.com/results?search_query=&quot;;[.B59];&quot; 4K&quot;)" office:value-type="string" office:string-value="https://www.youtube.com/results?search_query=Saipan 4K" calcext:value-type="string">
            <text:p>https://www.youtube.com/results?search_query=Saipa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Port-Vila</text:p>
          </table:table-cell>
          <table:table-cell office:value-type="float" office:value="49034" calcext:value-type="float">
            <text:p>49034</text:p>
          </table:table-cell>
          <table:table-cell/>
          <table:table-cell table:formula="of:=COM.MICROSOFT.CONCAT(&quot;https://www.youtube.com/results?search_query=&quot;;[.B60];&quot; 4K&quot;)" office:value-type="string" office:string-value="https://www.youtube.com/results?search_query=Port-Vila 4K" calcext:value-type="string">
            <text:p>https://www.youtube.com/results?search_query=Port-Vil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yana Francesa</text:p>
          </table:table-cell>
          <table:table-cell office:value-type="string" calcext:value-type="string">
            <text:p>Cayenne</text:p>
          </table:table-cell>
          <table:table-cell office:value-type="float" office:value="57614" calcext:value-type="float">
            <text:p>57614</text:p>
          </table:table-cell>
          <table:table-cell office:value-type="float" office:value="114017" calcext:value-type="float">
            <text:p>114017</text:p>
          </table:table-cell>
          <table:table-cell table:formula="of:=COM.MICROSOFT.CONCAT(&quot;https://www.youtube.com/results?search_query=&quot;;[.B61];&quot; 4K&quot;)" office:value-type="string" office:string-value="https://www.youtube.com/results?search_query=Cayenne 4K" calcext:value-type="string">
            <text:p>https://www.youtube.com/results?search_query=Cayenn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uatini</text:p>
          </table:table-cell>
          <table:table-cell office:value-type="string" calcext:value-type="string">
            <text:p>Mbabane</text:p>
          </table:table-cell>
          <table:table-cell office:value-type="float" office:value="60691" calcext:value-type="float">
            <text:p>60691</text:p>
          </table:table-cell>
          <table:table-cell/>
          <table:table-cell table:formula="of:=COM.MICROSOFT.CONCAT(&quot;https://www.youtube.com/results?search_query=&quot;;[.B62];&quot; 4K&quot;)" office:value-type="string" office:string-value="https://www.youtube.com/results?search_query=Mbabane 4K" calcext:value-type="string">
            <text:p>https://www.youtube.com/results?search_query=Mbaban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Ciudad de Kuwait</text:p>
          </table:table-cell>
          <table:table-cell office:value-type="float" office:value="62074" calcext:value-type="float">
            <text:p>62074</text:p>
          </table:table-cell>
          <table:table-cell office:value-type="float" office:value="3000000" calcext:value-type="float">
            <text:p>3000000</text:p>
          </table:table-cell>
          <table:table-cell table:formula="of:=COM.MICROSOFT.CONCAT(&quot;https://www.youtube.com/results?search_query=&quot;;[.B63];&quot; 4K&quot;)" office:value-type="string" office:string-value="https://www.youtube.com/results?search_query=Ciudad de Kuwait 4K" calcext:value-type="string">
            <text:p>https://www.youtube.com/results?search_query=Ciudad de Kuwai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Tarawa</text:p>
          </table:table-cell>
          <table:table-cell office:value-type="float" office:value="70480" calcext:value-type="float">
            <text:p>70480</text:p>
          </table:table-cell>
          <table:table-cell office:value-type="float" office:value="63017" calcext:value-type="float">
            <text:p>63017</text:p>
          </table:table-cell>
          <table:table-cell table:formula="of:=COM.MICROSOFT.CONCAT(&quot;https://www.youtube.com/results?search_query=&quot;;[.B64];&quot; 4K&quot;)" office:value-type="string" office:string-value="https://www.youtube.com/results?search_query=Tarawa 4K" calcext:value-type="string">
            <text:p>https://www.youtube.com/results?search_query=Taraw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Mamoudzou</text:p>
          </table:table-cell>
          <table:table-cell office:value-type="float" office:value="71437" calcext:value-type="float">
            <text:p>71437</text:p>
          </table:table-cell>
          <table:table-cell/>
          <table:table-cell table:formula="of:=COM.MICROSOFT.CONCAT(&quot;https://www.youtube.com/results?search_query=&quot;;[.B65];&quot; 4K&quot;)" office:value-type="string" office:string-value="https://www.youtube.com/results?search_query=Mamoudzou 4K" calcext:value-type="string">
            <text:p>https://www.youtube.com/results?search_query=Mamoudzo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 Tomé y Príncipe</text:p>
          </table:table-cell>
          <table:table-cell office:value-type="string" calcext:value-type="string">
            <text:p>São Tomé</text:p>
          </table:table-cell>
          <table:table-cell office:value-type="float" office:value="71868" calcext:value-type="float">
            <text:p>71868</text:p>
          </table:table-cell>
          <table:table-cell/>
          <table:table-cell table:formula="of:=COM.MICROSOFT.CONCAT(&quot;https://www.youtube.com/results?search_query=&quot;;[.B66];&quot; 4K&quot;)" office:value-type="string" office:string-value="https://www.youtube.com/results?search_query=São Tomé 4K" calcext:value-type="string">
            <text:p>https://www.youtube.com/results?search_query=São Tomé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idad y Tobago</text:p>
          </table:table-cell>
          <table:table-cell office:value-type="string" calcext:value-type="string">
            <text:p>Port-of-Spain</text:p>
          </table:table-cell>
          <table:table-cell office:value-type="float" office:value="81142" calcext:value-type="float">
            <text:p>81142</text:p>
          </table:table-cell>
          <table:table-cell/>
          <table:table-cell table:formula="of:=COM.MICROSOFT.CONCAT(&quot;https://www.youtube.com/results?search_query=&quot;;[.B67];&quot; 4K&quot;)" office:value-type="string" office:string-value="https://www.youtube.com/results?search_query=Port-of-Spain 4K" calcext:value-type="string">
            <text:p>https://www.youtube.com/results?search_query=Port-of-Spai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ica</text:p>
          </table:table-cell>
          <table:table-cell office:value-type="string" calcext:value-type="string">
            <text:p>Fort-de-France</text:p>
          </table:table-cell>
          <table:table-cell office:value-type="float" office:value="82502" calcext:value-type="float">
            <text:p>82502</text:p>
          </table:table-cell>
          <table:table-cell office:value-type="float" office:value="123369" calcext:value-type="float">
            <text:p>123369</text:p>
          </table:table-cell>
          <table:table-cell table:formula="of:=COM.MICROSOFT.CONCAT(&quot;https://www.youtube.com/results?search_query=&quot;;[.B68];&quot; 4K&quot;)" office:value-type="string" office:string-value="https://www.youtube.com/results?search_query=Fort-de-France 4K" calcext:value-type="string">
            <text:p>https://www.youtube.com/results?search_query=Fort-de-Franc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s Salomón</text:p>
          </table:table-cell>
          <table:table-cell office:value-type="string" calcext:value-type="string">
            <text:p>Honiara</text:p>
          </table:table-cell>
          <table:table-cell office:value-type="float" office:value="92344" calcext:value-type="float">
            <text:p>92344</text:p>
          </table:table-cell>
          <table:table-cell/>
          <table:table-cell table:formula="of:=COM.MICROSOFT.CONCAT(&quot;https://www.youtube.com/results?search_query=&quot;;[.B69];&quot; 4K&quot;)" office:value-type="string" office:string-value="https://www.youtube.com/results?search_query=Honiara 4K" calcext:value-type="string">
            <text:p>https://www.youtube.com/results?search_query=Honiar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Suva</text:p>
          </table:table-cell>
          <table:table-cell office:value-type="float" office:value="93970" calcext:value-type="float">
            <text:p>93970</text:p>
          </table:table-cell>
          <table:table-cell office:value-type="float" office:value="185913" calcext:value-type="float">
            <text:p>185913</text:p>
          </table:table-cell>
          <table:table-cell table:formula="of:=COM.MICROSOFT.CONCAT(&quot;https://www.youtube.com/results?search_query=&quot;;[.B70];&quot; 4K&quot;)" office:value-type="string" office:string-value="https://www.youtube.com/results?search_query=Suva 4K" calcext:value-type="string">
            <text:p>https://www.youtube.com/results?search_query=Suv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eva Caledonia</text:p>
          </table:table-cell>
          <table:table-cell office:value-type="string" calcext:value-type="string">
            <text:p>Nouméa</text:p>
          </table:table-cell>
          <table:table-cell office:value-type="float" office:value="94285" calcext:value-type="float">
            <text:p>94285</text:p>
          </table:table-cell>
          <table:table-cell/>
          <table:table-cell table:formula="of:=COM.MICROSOFT.CONCAT(&quot;https://www.youtube.com/results?search_query=&quot;;[.B71];&quot; 4K&quot;)" office:value-type="string" office:string-value="https://www.youtube.com/results?search_query=Nouméa 4K" calcext:value-type="string">
            <text:p>https://www.youtube.com/results?search_query=Noumé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néi</text:p>
          </table:table-cell>
          <table:table-cell office:value-type="string" calcext:value-type="string">
            <text:p>Bandar Seri Begawan</text:p>
          </table:table-cell>
          <table:table-cell office:value-type="float" office:value="100700" calcext:value-type="float">
            <text:p>100700</text:p>
          </table:table-cell>
          <table:table-cell office:value-type="float" office:value="279924" calcext:value-type="float">
            <text:p>279924</text:p>
          </table:table-cell>
          <table:table-cell table:formula="of:=COM.MICROSOFT.CONCAT(&quot;https://www.youtube.com/results?search_query=&quot;;[.B72];&quot; 4K&quot;)" office:value-type="string" office:string-value="https://www.youtube.com/results?search_query=Bandar Seri Begawan 4K" calcext:value-type="string">
            <text:p>https://www.youtube.com/results?search_query=Bandar Seri Begawa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office:value-type="float" office:value="110000" calcext:value-type="float">
            <text:p>110000</text:p>
          </table:table-cell>
          <table:table-cell/>
          <table:table-cell table:formula="of:=COM.MICROSOFT.CONCAT(&quot;https://www.youtube.com/results?search_query=&quot;;[.B73];&quot; 4K&quot;)" office:value-type="string" office:string-value="https://www.youtube.com/results?search_query=Bridgetown 4K" calcext:value-type="string">
            <text:p>https://www.youtube.com/results?search_query=Bridgetow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ores</text:p>
          </table:table-cell>
          <table:table-cell office:value-type="string" calcext:value-type="string">
            <text:p>Moroni</text:p>
          </table:table-cell>
          <table:table-cell office:value-type="float" office:value="111326" calcext:value-type="float">
            <text:p>111326</text:p>
          </table:table-cell>
          <table:table-cell/>
          <table:table-cell table:formula="of:=COM.MICROSOFT.CONCAT(&quot;https://www.youtube.com/results?search_query=&quot;;[.B74];&quot; 4K&quot;)" office:value-type="string" office:string-value="https://www.youtube.com/results?search_query=Moroni 4K" calcext:value-type="string">
            <text:p>https://www.youtube.com/results?search_query=Moron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án</text:p>
          </table:table-cell>
          <table:table-cell office:value-type="string" calcext:value-type="string">
            <text:p>Thimphu</text:p>
          </table:table-cell>
          <table:table-cell office:value-type="float" office:value="114551" calcext:value-type="float">
            <text:p>114551</text:p>
          </table:table-cell>
          <table:table-cell/>
          <table:table-cell table:formula="of:=COM.MICROSOFT.CONCAT(&quot;https://www.youtube.com/results?search_query=&quot;;[.B75];&quot; 4K&quot;)" office:value-type="string" office:string-value="https://www.youtube.com/results?search_query=Thimphu 4K" calcext:value-type="string">
            <text:p>https://www.youtube.com/results?search_query=Thimph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pre</text:p>
          </table:table-cell>
          <table:table-cell office:value-type="string" calcext:value-type="string">
            <text:p>Nicosia</text:p>
          </table:table-cell>
          <table:table-cell office:value-type="float" office:value="116392" calcext:value-type="float">
            <text:p>116392</text:p>
          </table:table-cell>
          <table:table-cell office:value-type="float" office:value="326739" calcext:value-type="float">
            <text:p>326739</text:p>
          </table:table-cell>
          <table:table-cell table:formula="of:=COM.MICROSOFT.CONCAT(&quot;https://www.youtube.com/results?search_query=&quot;;[.B76];&quot; 4K&quot;)" office:value-type="string" office:string-value="https://www.youtube.com/results?search_query=Nicosia 4K" calcext:value-type="string">
            <text:p>https://www.youtube.com/results?search_query=Nicosi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xemburgo</text:p>
          </table:table-cell>
          <table:table-cell office:value-type="string" calcext:value-type="string">
            <text:p>Luxembourg</text:p>
          </table:table-cell>
          <table:table-cell office:value-type="float" office:value="128494" calcext:value-type="float">
            <text:p>128494</text:p>
          </table:table-cell>
          <table:table-cell/>
          <table:table-cell table:formula="of:=COM.MICROSOFT.CONCAT(&quot;https://www.youtube.com/results?search_query=&quot;;[.B77];&quot; 4K&quot;)" office:value-type="string" office:string-value="https://www.youtube.com/results?search_query=Luxembourg 4K" calcext:value-type="string">
            <text:p>https://www.youtube.com/results?search_query=Luxembourg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ia</text:p>
          </table:table-cell>
          <table:table-cell office:value-type="string" calcext:value-type="string">
            <text:p>Reykjavík</text:p>
          </table:table-cell>
          <table:table-cell office:value-type="float" office:value="129964" calcext:value-type="float">
            <text:p>129964</text:p>
          </table:table-cell>
          <table:table-cell office:value-type="float" office:value="230632" calcext:value-type="float">
            <text:p>230632</text:p>
          </table:table-cell>
          <table:table-cell table:formula="of:=COM.MICROSOFT.CONCAT(&quot;https://www.youtube.com/results?search_query=&quot;;[.B78];&quot; 4K&quot;)" office:value-type="string" office:string-value="https://www.youtube.com/results?search_query=Reykjavík 4K" calcext:value-type="string">
            <text:p>https://www.youtube.com/results?search_query=Reykjavík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iza</text:p>
          </table:table-cell>
          <table:table-cell office:value-type="string" calcext:value-type="string">
            <text:p>Bern</text:p>
          </table:table-cell>
          <table:table-cell office:value-type="float" office:value="134290" calcext:value-type="float">
            <text:p>134290</text:p>
          </table:table-cell>
          <table:table-cell office:value-type="float" office:value="424734" calcext:value-type="float">
            <text:p>424734</text:p>
          </table:table-cell>
          <table:table-cell table:formula="of:=COM.MICROSOFT.CONCAT(&quot;https://www.youtube.com/results?search_query=&quot;;[.B79];&quot; 4K&quot;)" office:value-type="string" office:string-value="https://www.youtube.com/results?search_query=Bern 4K" calcext:value-type="string">
            <text:p>https://www.youtube.com/results?search_query=Ber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açao</text:p>
          </table:table-cell>
          <table:table-cell office:value-type="string" calcext:value-type="string">
            <text:p>Willemstad</text:p>
          </table:table-cell>
          <table:table-cell office:value-type="float" office:value="136660" calcext:value-type="float">
            <text:p>136660</text:p>
          </table:table-cell>
          <table:table-cell/>
          <table:table-cell table:formula="of:=COM.MICROSOFT.CONCAT(&quot;https://www.youtube.com/results?search_query=&quot;;[.B80];&quot; 4K&quot;)" office:value-type="string" office:string-value="https://www.youtube.com/results?search_query=Willemstad 4K" calcext:value-type="string">
            <text:p>https://www.youtube.com/results?search_query=Willemstad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cio</text:p>
          </table:table-cell>
          <table:table-cell office:value-type="string" calcext:value-type="string">
            <text:p>Port Louis</text:p>
          </table:table-cell>
          <table:table-cell office:value-type="float" office:value="143574" calcext:value-type="float">
            <text:p>143574</text:p>
          </table:table-cell>
          <table:table-cell/>
          <table:table-cell table:formula="of:=COM.MICROSOFT.CONCAT(&quot;https://www.youtube.com/results?search_query=&quot;;[.B81];&quot; 4K&quot;)" office:value-type="string" office:string-value="https://www.youtube.com/results?search_query=Port Louis 4K" calcext:value-type="string">
            <text:p>https://www.youtube.com/results?search_query=Port Loui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nión</text:p>
          </table:table-cell>
          <table:table-cell office:value-type="string" calcext:value-type="string">
            <text:p>Saint-Denis</text:p>
          </table:table-cell>
          <table:table-cell office:value-type="float" office:value="146985" calcext:value-type="float">
            <text:p>146985</text:p>
          </table:table-cell>
          <table:table-cell office:value-type="float" office:value="178805" calcext:value-type="float">
            <text:p>178805</text:p>
          </table:table-cell>
          <table:table-cell table:formula="of:=COM.MICROSOFT.CONCAT(&quot;https://www.youtube.com/results?search_query=&quot;;[.B82];&quot; 4K&quot;)" office:value-type="string" office:string-value="https://www.youtube.com/results?search_query=Saint-Denis 4K" calcext:value-type="string">
            <text:p>https://www.youtube.com/results?search_query=Saint-Deni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office:value-type="float" office:value="150977" calcext:value-type="float">
            <text:p>150977</text:p>
          </table:table-cell>
          <table:table-cell office:value-type="float" office:value="173024" calcext:value-type="float">
            <text:p>173024</text:p>
          </table:table-cell>
          <table:table-cell table:formula="of:=COM.MICROSOFT.CONCAT(&quot;https://www.youtube.com/results?search_query=&quot;;[.B83];&quot; 4K&quot;)" office:value-type="string" office:string-value="https://www.youtube.com/results?search_query=Podgorica 4K" calcext:value-type="string">
            <text:p>https://www.youtube.com/results?search_query=Podgoric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Praia</text:p>
          </table:table-cell>
          <table:table-cell office:value-type="float" office:value="159050" calcext:value-type="float">
            <text:p>159050</text:p>
          </table:table-cell>
          <table:table-cell/>
          <table:table-cell table:formula="of:=COM.MICROSOFT.CONCAT(&quot;https://www.youtube.com/results?search_query=&quot;;[.B84];&quot; 4K&quot;)" office:value-type="string" office:string-value="https://www.youtube.com/results?search_query=Praia 4K" calcext:value-type="string">
            <text:p>https://www.youtube.com/results?search_query=Prai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élgica</text:p>
          </table:table-cell>
          <table:table-cell office:value-type="string" calcext:value-type="string">
            <text:p>Bruselas</text:p>
          </table:table-cell>
          <table:table-cell office:value-type="float" office:value="188737" calcext:value-type="float">
            <text:p>188737</text:p>
          </table:table-cell>
          <table:table-cell office:value-type="float" office:value="1235192" calcext:value-type="float">
            <text:p>1235192</text:p>
          </table:table-cell>
          <table:table-cell table:formula="of:=COM.MICROSOFT.CONCAT(&quot;https://www.youtube.com/results?search_query=&quot;;[.B85];&quot; 4K&quot;)" office:value-type="string" office:string-value="https://www.youtube.com/results?search_query=Bruselas 4K" calcext:value-type="string">
            <text:p>https://www.youtube.com/results?search_query=Brusela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Pristina</text:p>
          </table:table-cell>
          <table:table-cell office:value-type="float" office:value="198897" calcext:value-type="float">
            <text:p>198897</text:p>
          </table:table-cell>
          <table:table-cell office:value-type="float" office:value="161751" calcext:value-type="float">
            <text:p>161751</text:p>
          </table:table-cell>
          <table:table-cell table:formula="of:=COM.MICROSOFT.CONCAT(&quot;https://www.youtube.com/results?search_query=&quot;;[.B86];&quot; 4K&quot;)" office:value-type="string" office:string-value="https://www.youtube.com/results?search_query=Pristina 4K" calcext:value-type="string">
            <text:p>https://www.youtube.com/results?search_query=Pristin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rein</text:p>
          </table:table-cell>
          <table:table-cell office:value-type="string" calcext:value-type="string">
            <text:p>Manama</text:p>
          </table:table-cell>
          <table:table-cell office:value-type="float" office:value="200000" calcext:value-type="float">
            <text:p>200000</text:p>
          </table:table-cell>
          <table:table-cell office:value-type="float" office:value="635000" calcext:value-type="float">
            <text:p>635000</text:p>
          </table:table-cell>
          <table:table-cell table:formula="of:=COM.MICROSOFT.CONCAT(&quot;https://www.youtube.com/results?search_query=&quot;;[.B87];&quot; 4K&quot;)" office:value-type="string" office:string-value="https://www.youtube.com/results?search_query=Manama 4K" calcext:value-type="string">
            <text:p>https://www.youtube.com/results?search_query=Manam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float" office:value="200319" calcext:value-type="float">
            <text:p>200319</text:p>
          </table:table-cell>
          <table:table-cell/>
          <table:table-cell table:formula="of:=COM.MICROSOFT.CONCAT(&quot;https://www.youtube.com/results?search_query=&quot;;[.B88];&quot; 4K&quot;)" office:value-type="string" office:string-value="https://www.youtube.com/results?search_query=San Salvador 4K" calcext:value-type="string">
            <text:p>https://www.youtube.com/results?search_query=San Salvador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eva Zelandia</text:p>
          </table:table-cell>
          <table:table-cell office:value-type="string" calcext:value-type="string">
            <text:p>Wellington</text:p>
          </table:table-cell>
          <table:table-cell office:value-type="float" office:value="217000" calcext:value-type="float">
            <text:p>217000</text:p>
          </table:table-cell>
          <table:table-cell office:value-type="float" office:value="418500" calcext:value-type="float">
            <text:p>418500</text:p>
          </table:table-cell>
          <table:table-cell table:formula="of:=COM.MICROSOFT.CONCAT(&quot;https://www.youtube.com/results?search_query=&quot;;[.B89];&quot; 4K&quot;)" office:value-type="string" office:string-value="https://www.youtube.com/results?search_query=Wellington 4K" calcext:value-type="string">
            <text:p>https://www.youtube.com/results?search_query=Wellingto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áhara Occ.</text:p>
          </table:table-cell>
          <table:table-cell office:value-type="string" calcext:value-type="string">
            <text:p>El Aaiún</text:p>
          </table:table-cell>
          <table:table-cell office:value-type="float" office:value="217732" calcext:value-type="float">
            <text:p>217732</text:p>
          </table:table-cell>
          <table:table-cell/>
          <table:table-cell table:formula="of:=COM.MICROSOFT.CONCAT(&quot;https://www.youtube.com/results?search_query=&quot;;[.B90];&quot; 4K&quot;)" office:value-type="string" office:string-value="https://www.youtube.com/results?search_query=El Aaiún 4K" calcext:value-type="string">
            <text:p>https://www.youtube.com/results?search_query=El Aaiú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or Oriental</text:p>
          </table:table-cell>
          <table:table-cell office:value-type="string" calcext:value-type="string">
            <text:p>Dili</text:p>
          </table:table-cell>
          <table:table-cell office:value-type="float" office:value="222323" calcext:value-type="float">
            <text:p>222323</text:p>
          </table:table-cell>
          <table:table-cell/>
          <table:table-cell table:formula="of:=COM.MICROSOFT.CONCAT(&quot;https://www.youtube.com/results?search_query=&quot;;[.B91];&quot; 4K&quot;)" office:value-type="string" office:string-value="https://www.youtube.com/results?search_query=Dili 4K" calcext:value-type="string">
            <text:p>https://www.youtube.com/results?search_query=Dil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Paramaribo</text:p>
          </table:table-cell>
          <table:table-cell office:value-type="float" office:value="240924" calcext:value-type="float">
            <text:p>240924</text:p>
          </table:table-cell>
          <table:table-cell/>
          <table:table-cell table:formula="of:=COM.MICROSOFT.CONCAT(&quot;https://www.youtube.com/results?search_query=&quot;;[.B92];&quot; 4K&quot;)" office:value-type="string" office:string-value="https://www.youtube.com/results?search_query=Paramaribo 4K" calcext:value-type="string">
            <text:p>https://www.youtube.com/results?search_query=Paramarib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divas</text:p>
          </table:table-cell>
          <table:table-cell office:value-type="string" calcext:value-type="string">
            <text:p>Malé</text:p>
          </table:table-cell>
          <table:table-cell office:value-type="float" office:value="240984" calcext:value-type="float">
            <text:p>240984</text:p>
          </table:table-cell>
          <table:table-cell/>
          <table:table-cell table:formula="of:=COM.MICROSOFT.CONCAT(&quot;https://www.youtube.com/results?search_query=&quot;;[.B93];&quot; 4K&quot;)" office:value-type="string" office:string-value="https://www.youtube.com/results?search_query=Malé 4K" calcext:value-type="string">
            <text:p>https://www.youtube.com/results?search_query=Malé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suana</text:p>
          </table:table-cell>
          <table:table-cell office:value-type="string" calcext:value-type="string">
            <text:p>Gaborone</text:p>
          </table:table-cell>
          <table:table-cell office:value-type="float" office:value="246323" calcext:value-type="float">
            <text:p>246323</text:p>
          </table:table-cell>
          <table:table-cell/>
          <table:table-cell table:formula="of:=COM.MICROSOFT.CONCAT(&quot;https://www.youtube.com/results?search_query=&quot;;[.B94];&quot; 4K&quot;)" office:value-type="string" office:string-value="https://www.youtube.com/results?search_query=Gaborone 4K" calcext:value-type="string">
            <text:p>https://www.youtube.com/results?search_query=Gaboron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ín</text:p>
          </table:table-cell>
          <table:table-cell office:value-type="string" calcext:value-type="string">
            <text:p>Porto-Novo</text:p>
          </table:table-cell>
          <table:table-cell office:value-type="float" office:value="264320" calcext:value-type="float">
            <text:p>264320</text:p>
          </table:table-cell>
          <table:table-cell/>
          <table:table-cell table:formula="of:=COM.MICROSOFT.CONCAT(&quot;https://www.youtube.com/results?search_query=&quot;;[.B95];&quot; 4K&quot;)" office:value-type="string" office:string-value="https://www.youtube.com/results?search_query=Porto-Novo 4K" calcext:value-type="string">
            <text:p>https://www.youtube.com/results?search_query=Porto-Nov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assau</text:p>
          </table:table-cell>
          <table:table-cell office:value-type="float" office:value="266100" calcext:value-type="float">
            <text:p>266100</text:p>
          </table:table-cell>
          <table:table-cell/>
          <table:table-cell table:formula="of:=COM.MICROSOFT.CONCAT(&quot;https://www.youtube.com/results?search_query=&quot;;[.B96];&quot; 4K&quot;)" office:value-type="string" office:string-value="https://www.youtube.com/results?search_query=Nassau 4K" calcext:value-type="string">
            <text:p>https://www.youtube.com/results?search_query=Nassa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nia y Hercegovina</text:p>
          </table:table-cell>
          <table:table-cell office:value-type="string" calcext:value-type="string">
            <text:p>Sarajevo</text:p>
          </table:table-cell>
          <table:table-cell office:value-type="float" office:value="275524" calcext:value-type="float">
            <text:p>275524</text:p>
          </table:table-cell>
          <table:table-cell office:value-type="float" office:value="419957" calcext:value-type="float">
            <text:p>419957</text:p>
          </table:table-cell>
          <table:table-cell table:formula="of:=COM.MICROSOFT.CONCAT(&quot;https://www.youtube.com/results?search_query=&quot;;[.B97];&quot; 4K&quot;)" office:value-type="string" office:string-value="https://www.youtube.com/results?search_query=Sarajevo 4K" calcext:value-type="string">
            <text:p>https://www.youtube.com/results?search_query=Sarajev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a de Marfil</text:p>
          </table:table-cell>
          <table:table-cell office:value-type="string" calcext:value-type="string">
            <text:p>Yamoussoukro</text:p>
          </table:table-cell>
          <table:table-cell office:value-type="float" office:value="279977" calcext:value-type="float">
            <text:p>279977</text:p>
          </table:table-cell>
          <table:table-cell office:value-type="float" office:value="5203000" calcext:value-type="float">
            <text:p>5203000</text:p>
          </table:table-cell>
          <table:table-cell table:formula="of:=COM.MICROSOFT.CONCAT(&quot;https://www.youtube.com/results?search_query=&quot;;[.B98];&quot; 4K&quot;)" office:value-type="string" office:string-value="https://www.youtube.com/results?search_query=Yamoussoukro 4K" calcext:value-type="string">
            <text:p>https://www.youtube.com/results?search_query=Yamoussoukr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float" office:value="284124" calcext:value-type="float">
            <text:p>284124</text:p>
          </table:table-cell>
          <table:table-cell office:value-type="float" office:value="1782150" calcext:value-type="float">
            <text:p>1782150</text:p>
          </table:table-cell>
          <table:table-cell table:formula="of:=COM.MICROSOFT.CONCAT(&quot;https://www.youtube.com/results?search_query=&quot;;[.B99];&quot; 4K&quot;)" office:value-type="string" office:string-value="https://www.youtube.com/results?search_query=Accra 4K" calcext:value-type="string">
            <text:p>https://www.youtube.com/results?search_query=Accr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lovenia</text:p>
          </table:table-cell>
          <table:table-cell office:value-type="string" calcext:value-type="string">
            <text:p>Ljubljana</text:p>
          </table:table-cell>
          <table:table-cell office:value-type="float" office:value="285604" calcext:value-type="float">
            <text:p>285604</text:p>
          </table:table-cell>
          <table:table-cell office:value-type="float" office:value="287497" calcext:value-type="float">
            <text:p>287497</text:p>
          </table:table-cell>
          <table:table-cell table:formula="of:=COM.MICROSOFT.CONCAT(&quot;https://www.youtube.com/results?search_query=&quot;;[.B100];&quot; 4K&quot;)" office:value-type="string" office:string-value="https://www.youtube.com/results?search_query=Ljubljana 4K" calcext:value-type="string">
            <text:p>https://www.youtube.com/results?search_query=Ljubljan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office:value-type="float" office:value="302363" calcext:value-type="float">
            <text:p>302363</text:p>
          </table:table-cell>
          <table:table-cell/>
          <table:table-cell table:formula="of:=COM.MICROSOFT.CONCAT(&quot;https://www.youtube.com/results?search_query=&quot;;[.B101];&quot; 4K&quot;)" office:value-type="string" office:string-value="https://www.youtube.com/results?search_query=New Delhi 4K" calcext:value-type="string">
            <text:p>https://www.youtube.com/results?search_query=New Delh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ea Ecuatorial</text:p>
          </table:table-cell>
          <table:table-cell office:value-type="string" calcext:value-type="string">
            <text:p>Malabo</text:p>
          </table:table-cell>
          <table:table-cell office:value-type="float" office:value="315665" calcext:value-type="float">
            <text:p>315665</text:p>
          </table:table-cell>
          <table:table-cell office:value-type="float" office:value="332980" calcext:value-type="float">
            <text:p>332980</text:p>
          </table:table-cell>
          <table:table-cell table:formula="of:=COM.MICROSOFT.CONCAT(&quot;https://www.youtube.com/results?search_query=&quot;;[.B102];&quot; 4K&quot;)" office:value-type="string" office:string-value="https://www.youtube.com/results?search_query=Malabo 4K" calcext:value-type="string">
            <text:p>https://www.youtube.com/results?search_query=Malab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Maseru</text:p>
          </table:table-cell>
          <table:table-cell office:value-type="float" office:value="330760" calcext:value-type="float">
            <text:p>330760</text:p>
          </table:table-cell>
          <table:table-cell/>
          <table:table-cell table:formula="of:=COM.MICROSOFT.CONCAT(&quot;https://www.youtube.com/results?search_query=&quot;;[.B103];&quot; 4K&quot;)" office:value-type="string" office:string-value="https://www.youtube.com/results?search_query=Maseru 4K" calcext:value-type="string">
            <text:p>https://www.youtube.com/results?search_query=Maser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San Juan</text:p>
          </table:table-cell>
          <table:table-cell office:value-type="float" office:value="337300" calcext:value-type="float">
            <text:p>337300</text:p>
          </table:table-cell>
          <table:table-cell office:value-type="float" office:value="395326" calcext:value-type="float">
            <text:p>395326</text:p>
          </table:table-cell>
          <table:table-cell table:formula="of:=COM.MICROSOFT.CONCAT(&quot;https://www.youtube.com/results?search_query=&quot;;[.B104];&quot; 4K&quot;)" office:value-type="string" office:string-value="https://www.youtube.com/results?search_query=San Juan 4K" calcext:value-type="string">
            <text:p>https://www.youtube.com/results?search_query=San Jua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davia</text:p>
          </table:table-cell>
          <table:table-cell office:value-type="string" calcext:value-type="string">
            <text:p>Chisinau</text:p>
          </table:table-cell>
          <table:table-cell office:value-type="float" office:value="339079" calcext:value-type="float">
            <text:p>339079</text:p>
          </table:table-cell>
          <table:table-cell office:value-type="float" office:value="726075" calcext:value-type="float">
            <text:p>726075</text:p>
          </table:table-cell>
          <table:table-cell table:formula="of:=COM.MICROSOFT.CONCAT(&quot;https://www.youtube.com/results?search_query=&quot;;[.B105];&quot; 4K&quot;)" office:value-type="string" office:string-value="https://www.youtube.com/results?search_query=Chisinau 4K" calcext:value-type="string">
            <text:p>https://www.youtube.com/results?search_query=Chisina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é</text:p>
          </table:table-cell>
          <table:table-cell office:value-type="float" office:value="354025" calcext:value-type="float">
            <text:p>354025</text:p>
          </table:table-cell>
          <table:table-cell/>
          <table:table-cell table:formula="of:=COM.MICROSOFT.CONCAT(&quot;https://www.youtube.com/results?search_query=&quot;;[.B106];&quot; 4K&quot;)" office:value-type="string" office:string-value="https://www.youtube.com/results?search_query=San José 4K" calcext:value-type="string">
            <text:p>https://www.youtube.com/results?search_query=San José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Sucre</text:p>
          </table:table-cell>
          <table:table-cell office:value-type="float" office:value="360544" calcext:value-type="float">
            <text:p>360544</text:p>
          </table:table-cell>
          <table:table-cell/>
          <table:table-cell table:formula="of:=COM.MICROSOFT.CONCAT(&quot;https://www.youtube.com/results?search_query=&quot;;[.B107];&quot; 4K&quot;)" office:value-type="string" office:string-value="https://www.youtube.com/results?search_query=Sucre 4K" calcext:value-type="string">
            <text:p>https://www.youtube.com/results?search_query=Sucr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úa Nueva Guinea</text:p>
          </table:table-cell>
          <table:table-cell office:value-type="string" calcext:value-type="string">
            <text:p>Port Moresby</text:p>
          </table:table-cell>
          <table:table-cell office:value-type="float" office:value="364125" calcext:value-type="float">
            <text:p>364125</text:p>
          </table:table-cell>
          <table:table-cell/>
          <table:table-cell table:formula="of:=COM.MICROSOFT.CONCAT(&quot;https://www.youtube.com/results?search_query=&quot;;[.B108];&quot; 4K&quot;)" office:value-type="string" office:string-value="https://www.youtube.com/results?search_query=Port Moresby 4K" calcext:value-type="string">
            <text:p>https://www.youtube.com/results?search_query=Port Moresby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ujumbura</text:p>
          </table:table-cell>
          <table:table-cell office:value-type="float" office:value="374809" calcext:value-type="float">
            <text:p>374809</text:p>
          </table:table-cell>
          <table:table-cell office:value-type="float" office:value="1143202" calcext:value-type="float">
            <text:p>1143202</text:p>
          </table:table-cell>
          <table:table-cell table:formula="of:=COM.MICROSOFT.CONCAT(&quot;https://www.youtube.com/results?search_query=&quot;;[.B109];&quot; 4K&quot;)" office:value-type="string" office:string-value="https://www.youtube.com/results?search_query=Bujumbura 4K" calcext:value-type="string">
            <text:p>https://www.youtube.com/results?search_query=Bujumbur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ratos Árabes</text:p>
          </table:table-cell>
          <table:table-cell office:value-type="string" calcext:value-type="string">
            <text:p>Abu Dhabi</text:p>
          </table:table-cell>
          <table:table-cell office:value-type="float" office:value="392000" calcext:value-type="float">
            <text:p>392000</text:p>
          </table:table-cell>
          <table:table-cell office:value-type="float" office:value="1807000" calcext:value-type="float">
            <text:p>1807000</text:p>
          </table:table-cell>
          <table:table-cell table:formula="of:=COM.MICROSOFT.CONCAT(&quot;https://www.youtube.com/results?search_query=&quot;;[.B110];&quot; 4K&quot;)" office:value-type="string" office:string-value="https://www.youtube.com/results?search_query=Abu Dhabi 4K" calcext:value-type="string">
            <text:p>https://www.youtube.com/results?search_query=Abu Dhab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Windhoek</text:p>
          </table:table-cell>
          <table:table-cell office:value-type="float" office:value="429974" calcext:value-type="float">
            <text:p>429974</text:p>
          </table:table-cell>
          <table:table-cell/>
          <table:table-cell table:formula="of:=COM.MICROSOFT.CONCAT(&quot;https://www.youtube.com/results?search_query=&quot;;[.B111];&quot; 4K&quot;)" office:value-type="string" office:string-value="https://www.youtube.com/results?search_query=Windhoek 4K" calcext:value-type="string">
            <text:p>https://www.youtube.com/results?search_query=Windhoek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íbano</text:p>
          </table:table-cell>
          <table:table-cell office:value-type="string" calcext:value-type="string">
            <text:p>Beirut</text:p>
          </table:table-cell>
          <table:table-cell office:value-type="float" office:value="433249" calcext:value-type="float">
            <text:p>433249</text:p>
          </table:table-cell>
          <table:table-cell office:value-type="float" office:value="2145527" calcext:value-type="float">
            <text:p>2145527</text:p>
          </table:table-cell>
          <table:table-cell table:formula="of:=COM.MICROSOFT.CONCAT(&quot;https://www.youtube.com/results?search_query=&quot;;[.B112];&quot; 4K&quot;)" office:value-type="string" office:string-value="https://www.youtube.com/results?search_query=Beirut 4K" calcext:value-type="string">
            <text:p>https://www.youtube.com/results?search_query=Beiru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lovaquia</text:p>
          </table:table-cell>
          <table:table-cell office:value-type="string" calcext:value-type="string">
            <text:p>Bratislava</text:p>
          </table:table-cell>
          <table:table-cell office:value-type="float" office:value="435296" calcext:value-type="float">
            <text:p>435296</text:p>
          </table:table-cell>
          <table:table-cell/>
          <table:table-cell table:formula="of:=COM.MICROSOFT.CONCAT(&quot;https://www.youtube.com/results?search_query=&quot;;[.B113];&quot; 4K&quot;)" office:value-type="string" office:string-value="https://www.youtube.com/results?search_query=Bratislava 4K" calcext:value-type="string">
            <text:p>https://www.youtube.com/results?search_query=Bratislav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office:value-type="float" office:value="437817" calcext:value-type="float">
            <text:p>437817</text:p>
          </table:table-cell>
          <table:table-cell/>
          <table:table-cell table:formula="of:=COM.MICROSOFT.CONCAT(&quot;https://www.youtube.com/results?search_query=&quot;;[.B114];&quot; 4K&quot;)" office:value-type="string" office:string-value="https://www.youtube.com/results?search_query=Tallinn 4K" calcext:value-type="string">
            <text:p>https://www.youtube.com/results?search_query=Tallin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float" office:value="453558" calcext:value-type="float">
            <text:p>453558</text:p>
          </table:table-cell>
          <table:table-cell/>
          <table:table-cell table:formula="of:=COM.MICROSOFT.CONCAT(&quot;https://www.youtube.com/results?search_query=&quot;;[.B115];&quot; 4K&quot;)" office:value-type="string" office:string-value="https://www.youtube.com/results?search_query=Canberra 4K" calcext:value-type="string">
            <text:p>https://www.youtube.com/results?search_query=Canberr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sunción</text:p>
          </table:table-cell>
          <table:table-cell office:value-type="float" office:value="477346" calcext:value-type="float">
            <text:p>477346</text:p>
          </table:table-cell>
          <table:table-cell office:value-type="float" office:value="2343908" calcext:value-type="float">
            <text:p>2343908</text:p>
          </table:table-cell>
          <table:table-cell table:formula="of:=COM.MICROSOFT.CONCAT(&quot;https://www.youtube.com/results?search_query=&quot;;[.B116];&quot; 4K&quot;)" office:value-type="string" office:string-value="https://www.youtube.com/results?search_query=Asunción 4K" calcext:value-type="string">
            <text:p>https://www.youtube.com/results?search_query=Asunció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edonia del Norte</text:p>
          </table:table-cell>
          <table:table-cell office:value-type="string" calcext:value-type="string">
            <text:p>Skopje</text:p>
          </table:table-cell>
          <table:table-cell office:value-type="float" office:value="488103" calcext:value-type="float">
            <text:p>488103</text:p>
          </table:table-cell>
          <table:table-cell/>
          <table:table-cell table:formula="of:=COM.MICROSOFT.CONCAT(&quot;https://www.youtube.com/results?search_query=&quot;;[.B117];&quot; 4K&quot;)" office:value-type="string" office:string-value="https://www.youtube.com/results?search_query=Skopje 4K" calcext:value-type="string">
            <text:p>https://www.youtube.com/results?search_query=Skopj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 office:value-type="float" office:value="492004" calcext:value-type="float">
            <text:p>492004</text:p>
          </table:table-cell>
          <table:table-cell/>
          <table:table-cell table:formula="of:=COM.MICROSOFT.CONCAT(&quot;https://www.youtube.com/results?search_query=&quot;;[.B118];&quot; 4K&quot;)" office:value-type="string" office:string-value="https://www.youtube.com/results?search_query=Bissau 4K" calcext:value-type="string">
            <text:p>https://www.youtube.com/results?search_query=Bissa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amá</text:p>
          </table:table-cell>
          <table:table-cell office:value-type="string" calcext:value-type="string">
            <text:p>Ciudad de Panama</text:p>
          </table:table-cell>
          <table:table-cell office:value-type="float" office:value="505627" calcext:value-type="float">
            <text:p>505627</text:p>
          </table:table-cell>
          <table:table-cell office:value-type="float" office:value="1166123" calcext:value-type="float">
            <text:p>1166123</text:p>
          </table:table-cell>
          <table:table-cell table:formula="of:=COM.MICROSOFT.CONCAT(&quot;https://www.youtube.com/results?search_query=&quot;;[.B119];&quot; 4K&quot;)" office:value-type="string" office:string-value="https://www.youtube.com/results?search_query=Ciudad de Panama 4K" calcext:value-type="string">
            <text:p>https://www.youtube.com/results?search_query=Ciudad de Panam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án del Sur</text:p>
          </table:table-cell>
          <table:table-cell office:value-type="string" calcext:value-type="string">
            <text:p>Juba</text:p>
          </table:table-cell>
          <table:table-cell office:value-type="float" office:value="525953" calcext:value-type="float">
            <text:p>525953</text:p>
          </table:table-cell>
          <table:table-cell/>
          <table:table-cell table:formula="of:=COM.MICROSOFT.CONCAT(&quot;https://www.youtube.com/results?search_query=&quot;;[.B120];&quot; 4K&quot;)" office:value-type="string" office:string-value="https://www.youtube.com/results?search_query=Juba 4K" calcext:value-type="string">
            <text:p>https://www.youtube.com/results?search_query=Jub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office:value-type="float" office:value="536089" calcext:value-type="float">
            <text:p>536089</text:p>
          </table:table-cell>
          <table:table-cell office:value-type="float" office:value="7171000" calcext:value-type="float">
            <text:p>7171000</text:p>
          </table:table-cell>
          <table:table-cell table:formula="of:=COM.MICROSOFT.CONCAT(&quot;https://www.youtube.com/results?search_query=&quot;;[.B121];&quot; 4K&quot;)" office:value-type="string" office:string-value="https://www.youtube.com/results?search_query=Santiago 4K" calcext:value-type="string">
            <text:p>https://www.youtube.com/results?search_query=Santiag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Dublin</text:p>
          </table:table-cell>
          <table:table-cell office:value-type="float" office:value="544107" calcext:value-type="float">
            <text:p>544107</text:p>
          </table:table-cell>
          <table:table-cell office:value-type="float" office:value="1173179" calcext:value-type="float">
            <text:p>1173179</text:p>
          </table:table-cell>
          <table:table-cell table:formula="of:=COM.MICROSOFT.CONCAT(&quot;https://www.youtube.com/results?search_query=&quot;;[.B122];&quot; 4K&quot;)" office:value-type="string" office:string-value="https://www.youtube.com/results?search_query=Dublin 4K" calcext:value-type="string">
            <text:p>https://www.youtube.com/results?search_query=Dubli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uania</text:p>
          </table:table-cell>
          <table:table-cell office:value-type="string" calcext:value-type="string">
            <text:p>Vilnius</text:p>
          </table:table-cell>
          <table:table-cell office:value-type="float" office:value="546155" calcext:value-type="float">
            <text:p>546155</text:p>
          </table:table-cell>
          <table:table-cell/>
          <table:table-cell table:formula="of:=COM.MICROSOFT.CONCAT(&quot;https://www.youtube.com/results?search_query=&quot;;[.B123];&quot; 4K&quot;)" office:value-type="string" office:string-value="https://www.youtube.com/results?search_query=Vilnius 4K" calcext:value-type="string">
            <text:p>https://www.youtube.com/results?search_query=Vilniu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float" office:value="548703" calcext:value-type="float">
            <text:p>548703</text:p>
          </table:table-cell>
          <table:table-cell office:value-type="float" office:value="1313000" calcext:value-type="float">
            <text:p>1313000</text:p>
          </table:table-cell>
          <table:table-cell table:formula="of:=COM.MICROSOFT.CONCAT(&quot;https://www.youtube.com/results?search_query=&quot;;[.B124];&quot; 4K&quot;)" office:value-type="string" office:string-value="https://www.youtube.com/results?search_query=Lisbon 4K" calcext:value-type="string">
            <text:p>https://www.youtube.com/results?search_query=Lisbo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Tirana</text:p>
          </table:table-cell>
          <table:table-cell office:value-type="float" office:value="557422" calcext:value-type="float">
            <text:p>557422</text:p>
          </table:table-cell>
          <table:table-cell/>
          <table:table-cell table:formula="of:=COM.MICROSOFT.CONCAT(&quot;https://www.youtube.com/results?search_query=&quot;;[.B125];&quot; 4K&quot;)" office:value-type="string" office:string-value="https://www.youtube.com/results?search_query=Tirana 4K" calcext:value-type="string">
            <text:p>https://www.youtube.com/results?search_query=Tirana 4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únez</text:p>
          </table:table-cell>
          <table:table-cell office:value-type="float" office:value="599368" calcext:value-type="float">
            <text:p>599368</text:p>
          </table:table-cell>
          <table:table-cell/>
          <table:table-cell table:formula="of:=COM.MICROSOFT.CONCAT(&quot;https://www.youtube.com/results?search_query=&quot;;[.B126];&quot; 4K&quot;)" office:value-type="string" office:string-value="https://www.youtube.com/results?search_query=Túnez 4K" calcext:value-type="string">
            <text:p>https://www.youtube.com/results?search_query=Túnez 4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Yibuti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2000" calcext:value-type="float">
            <text:p>302000</text:p>
          </table:table-cell>
          <table:table-cell table:formula="of:=COM.MICROSOFT.CONCAT(&quot;https://www.youtube.com/results?search_query=&quot;;[.B127];&quot; 4K&quot;)" office:value-type="string" office:string-value="https://www.youtube.com/results?search_query=Yibuti 4K" calcext:value-type="string">
            <text:p>https://www.youtube.com/results?search_query=Yibut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onia</text:p>
          </table:table-cell>
          <table:table-cell office:value-type="string" calcext:value-type="string">
            <text:p>Riga</text:p>
          </table:table-cell>
          <table:table-cell office:value-type="float" office:value="614618" calcext:value-type="float">
            <text:p>614618</text:p>
          </table:table-cell>
          <table:table-cell/>
          <table:table-cell table:formula="of:=COM.MICROSOFT.CONCAT(&quot;https://www.youtube.com/results?search_query=&quot;;[.B128];&quot; 4K&quot;)" office:value-type="string" office:string-value="https://www.youtube.com/results?search_query=Riga 4K" calcext:value-type="string">
            <text:p>https://www.youtube.com/results?search_query=Rig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amarca</text:p>
          </table:table-cell>
          <table:table-cell office:value-type="string" calcext:value-type="string">
            <text:p>Copenhague</text:p>
          </table:table-cell>
          <table:table-cell office:value-type="float" office:value="638790" calcext:value-type="float">
            <text:p>638790</text:p>
          </table:table-cell>
          <table:table-cell/>
          <table:table-cell table:formula="of:=COM.MICROSOFT.CONCAT(&quot;https://www.youtube.com/results?search_query=&quot;;[.B129];&quot; 4K&quot;)" office:value-type="string" office:string-value="https://www.youtube.com/results?search_query=Copenhague 4K" calcext:value-type="string">
            <text:p>https://www.youtube.com/results?search_query=Copenhagu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án</text:p>
          </table:table-cell>
          <table:table-cell office:value-type="string" calcext:value-type="string">
            <text:p>Khartoum</text:p>
          </table:table-cell>
          <table:table-cell office:value-type="float" office:value="639598" calcext:value-type="float">
            <text:p>639598</text:p>
          </table:table-cell>
          <table:table-cell office:value-type="float" office:value="6017000" calcext:value-type="float">
            <text:p>6017000</text:p>
          </table:table-cell>
          <table:table-cell table:formula="of:=COM.MICROSOFT.CONCAT(&quot;https://www.youtube.com/results?search_query=&quot;;[.B130];&quot; 4K&quot;)" office:value-type="string" office:string-value="https://www.youtube.com/results?search_query=Khartoum 4K" calcext:value-type="string">
            <text:p>https://www.youtube.com/results?search_query=Khartoum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cia</text:p>
          </table:table-cell>
          <table:table-cell office:value-type="string" calcext:value-type="string">
            <text:p>Athens</text:p>
          </table:table-cell>
          <table:table-cell office:value-type="float" office:value="643452" calcext:value-type="float">
            <text:p>643452</text:p>
          </table:table-cell>
          <table:table-cell office:value-type="float" office:value="3059764" calcext:value-type="float">
            <text:p>3059764</text:p>
          </table:table-cell>
          <table:table-cell table:formula="of:=COM.MICROSOFT.CONCAT(&quot;https://www.youtube.com/results?search_query=&quot;;[.B131];&quot; 4K&quot;)" office:value-type="string" office:string-value="https://www.youtube.com/results?search_query=Athens 4K" calcext:value-type="string">
            <text:p>https://www.youtube.com/results?search_query=Athen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ruecos</text:p>
          </table:table-cell>
          <table:table-cell office:value-type="string" calcext:value-type="string">
            <text:p>Rabat</text:p>
          </table:table-cell>
          <table:table-cell office:value-type="float" office:value="645500" calcext:value-type="float">
            <text:p>645500</text:p>
          </table:table-cell>
          <table:table-cell/>
          <table:table-cell table:formula="of:=COM.MICROSOFT.CONCAT(&quot;https://www.youtube.com/results?search_query=&quot;;[.B132];&quot; 4K&quot;)" office:value-type="string" office:string-value="https://www.youtube.com/results?search_query=Rabat 4K" calcext:value-type="string">
            <text:p>https://www.youtube.com/results?search_query=Raba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Helsinki</text:p>
          </table:table-cell>
          <table:table-cell office:value-type="float" office:value="656920" calcext:value-type="float">
            <text:p>656920</text:p>
          </table:table-cell>
          <table:table-cell/>
          <table:table-cell table:formula="of:=COM.MICROSOFT.CONCAT(&quot;https://www.youtube.com/results?search_query=&quot;;[.B133];&quot; 4K&quot;)" office:value-type="string" office:string-value="https://www.youtube.com/results?search_query=Helsinki 4K" calcext:value-type="string">
            <text:p>https://www.youtube.com/results?search_query=Helsink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float" office:value="662435" calcext:value-type="float">
            <text:p>662435</text:p>
          </table:table-cell>
          <table:table-cell/>
          <table:table-cell table:formula="of:=COM.MICROSOFT.CONCAT(&quot;https://www.youtube.com/results?search_query=&quot;;[.B134];&quot; 4K&quot;)" office:value-type="string" office:string-value="https://www.youtube.com/results?search_query=Kingston 4K" calcext:value-type="string">
            <text:p>https://www.youtube.com/results?search_query=Kingsto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.UU.</text:p>
          </table:table-cell>
          <table:table-cell office:value-type="string" calcext:value-type="string">
            <text:p>Washington, D.C.</text:p>
          </table:table-cell>
          <table:table-cell office:value-type="float" office:value="671803" calcext:value-type="float">
            <text:p>671803</text:p>
          </table:table-cell>
          <table:table-cell office:value-type="float" office:value="5174759" calcext:value-type="float">
            <text:p>5174759</text:p>
          </table:table-cell>
          <table:table-cell table:formula="of:=COM.MICROSOFT.CONCAT(&quot;https://www.youtube.com/results?search_query=&quot;;[.B135];&quot; 4K&quot;)" office:value-type="string" office:string-value="https://www.youtube.com/results?search_query=Washington, D.C. 4K" calcext:value-type="string">
            <text:p>https://www.youtube.com/results?search_query=Washington, D.C.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Concelho de Macao</text:p>
          </table:table-cell>
          <table:table-cell office:value-type="float" office:value="677300" calcext:value-type="float">
            <text:p>677300</text:p>
          </table:table-cell>
          <table:table-cell/>
          <table:table-cell table:formula="of:=COM.MICROSOFT.CONCAT(&quot;https://www.youtube.com/results?search_query=&quot;;[.B136];&quot; 4K&quot;)" office:value-type="string" office:string-value="https://www.youtube.com/results?search_query=Concelho de Macao 4K" calcext:value-type="string">
            <text:p>https://www.youtube.com/results?search_query=Concelho de Maca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uega</text:p>
          </table:table-cell>
          <table:table-cell office:value-type="string" calcext:value-type="string">
            <text:p>Oslo</text:p>
          </table:table-cell>
          <table:table-cell office:value-type="float" office:value="681067" calcext:value-type="float">
            <text:p>681067</text:p>
          </table:table-cell>
          <table:table-cell/>
          <table:table-cell table:formula="of:=COM.MICROSOFT.CONCAT(&quot;https://www.youtube.com/results?search_query=&quot;;[.B137];&quot; 4K&quot;)" office:value-type="string" office:string-value="https://www.youtube.com/results?search_query=Oslo 4K" calcext:value-type="string">
            <text:p>https://www.youtube.com/results?search_query=Osl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ón</text:p>
          </table:table-cell>
          <table:table-cell office:value-type="string" calcext:value-type="string">
            <text:p>Libreville</text:p>
          </table:table-cell>
          <table:table-cell office:value-type="float" office:value="703904" calcext:value-type="float">
            <text:p>703904</text:p>
          </table:table-cell>
          <table:table-cell office:value-type="float" office:value="703939" calcext:value-type="float">
            <text:p>703939</text:p>
          </table:table-cell>
          <table:table-cell table:formula="of:=COM.MICROSOFT.CONCAT(&quot;https://www.youtube.com/results?search_query=&quot;;[.B138];&quot; 4K&quot;)" office:value-type="string" office:string-value="https://www.youtube.com/results?search_query=Libreville 4K" calcext:value-type="string">
            <text:p>https://www.youtube.com/results?search_query=Librevill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Colombo</text:p>
          </table:table-cell>
          <table:table-cell office:value-type="float" office:value="752993" calcext:value-type="float">
            <text:p>752993</text:p>
          </table:table-cell>
          <table:table-cell office:value-type="float" office:value="2323826" calcext:value-type="float">
            <text:p>2323826</text:p>
          </table:table-cell>
          <table:table-cell table:formula="of:=COM.MICROSOFT.CONCAT(&quot;https://www.youtube.com/results?search_query=&quot;;[.B139];&quot; 4K&quot;)" office:value-type="string" office:string-value="https://www.youtube.com/results?search_query=Colombo 4K" calcext:value-type="string">
            <text:p>https://www.youtube.com/results?search_query=Colomb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acia</text:p>
          </table:table-cell>
          <table:table-cell office:value-type="string" calcext:value-type="string">
            <text:p>Zagreb</text:p>
          </table:table-cell>
          <table:table-cell office:value-type="float" office:value="767131" calcext:value-type="float">
            <text:p>767131</text:p>
          </table:table-cell>
          <table:table-cell/>
          <table:table-cell table:formula="of:=COM.MICROSOFT.CONCAT(&quot;https://www.youtube.com/results?search_query=&quot;;[.B140];&quot; 4K&quot;)" office:value-type="string" office:string-value="https://www.youtube.com/results?search_query=Zagreb 4K" calcext:value-type="string">
            <text:p>https://www.youtube.com/results?search_query=Zagreb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N'Djamena</text:p>
          </table:table-cell>
          <table:table-cell office:value-type="float" office:value="807000" calcext:value-type="float">
            <text:p>807000</text:p>
          </table:table-cell>
          <table:table-cell/>
          <table:table-cell table:formula="of:=COM.MICROSOFT.CONCAT(&quot;https://www.youtube.com/results?search_query=&quot;;[.B141];&quot; 4K&quot;)" office:value-type="string" office:string-value="https://www.youtube.com/results?search_query=N'Djamena 4K" calcext:value-type="string">
            <text:p>https://www.youtube.com/results?search_query=N'Djamen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roáfrica</text:p>
          </table:table-cell>
          <table:table-cell office:value-type="string" calcext:value-type="string">
            <text:p>Bangui</text:p>
          </table:table-cell>
          <table:table-cell office:value-type="float" office:value="812407" calcext:value-type="float">
            <text:p>812407</text:p>
          </table:table-cell>
          <table:table-cell/>
          <table:table-cell table:formula="of:=COM.MICROSOFT.CONCAT(&quot;https://www.youtube.com/results?search_query=&quot;;[.B142];&quot; 4K&quot;)" office:value-type="string" office:string-value="https://www.youtube.com/results?search_query=Bangui 4K" calcext:value-type="string">
            <text:p>https://www.youtube.com/results?search_query=Bangu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string" calcext:value-type="string">
            <text:p>Ámsterdam</text:p>
          </table:table-cell>
          <table:table-cell office:value-type="float" office:value="918117" calcext:value-type="float">
            <text:p>918117</text:p>
          </table:table-cell>
          <table:table-cell office:value-type="float" office:value="1459402" calcext:value-type="float">
            <text:p>1459402</text:p>
          </table:table-cell>
          <table:table-cell table:formula="of:=COM.MICROSOFT.CONCAT(&quot;https://www.youtube.com/results?search_query=&quot;;[.B143];&quot; 4K&quot;)" office:value-type="string" office:string-value="https://www.youtube.com/results?search_query=Ámsterdam 4K" calcext:value-type="string">
            <text:p>https://www.youtube.com/results?search_query=Ámsterdam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Ciudad de Guatemala</text:p>
          </table:table-cell>
          <table:table-cell office:value-type="float" office:value="923392" calcext:value-type="float">
            <text:p>923392</text:p>
          </table:table-cell>
          <table:table-cell/>
          <table:table-cell table:formula="of:=COM.MICROSOFT.CONCAT(&quot;https://www.youtube.com/results?search_query=&quot;;[.B144];&quot; 4K&quot;)" office:value-type="string" office:string-value="https://www.youtube.com/results?search_query=Ciudad de Guatemala 4K" calcext:value-type="string">
            <text:p>https://www.youtube.com/results?search_query=Ciudad de Guatemal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Nay Pyi Taw</text:p>
          </table:table-cell>
          <table:table-cell office:value-type="float" office:value="924608" calcext:value-type="float">
            <text:p>924608</text:p>
          </table:table-cell>
          <table:table-cell/>
          <table:table-cell table:formula="of:=COM.MICROSOFT.CONCAT(&quot;https://www.youtube.com/results?search_query=&quot;;[.B145];&quot; 4K&quot;)" office:value-type="string" office:string-value="https://www.youtube.com/results?search_query=Nay Pyi Taw 4K" calcext:value-type="string">
            <text:p>https://www.youtube.com/results?search_query=Nay Pyi Taw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Nouakchott</text:p>
          </table:table-cell>
          <table:table-cell office:value-type="float" office:value="958399" calcext:value-type="float">
            <text:p>958399</text:p>
          </table:table-cell>
          <table:table-cell/>
          <table:table-cell table:formula="of:=COM.MICROSOFT.CONCAT(&quot;https://www.youtube.com/results?search_query=&quot;;[.B146];&quot; 4K&quot;)" office:value-type="string" office:string-value="https://www.youtube.com/results?search_query=Nouakchott 4K" calcext:value-type="string">
            <text:p>https://www.youtube.com/results?search_query=Nouakchot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Jerusalén</text:p>
          </table:table-cell>
          <table:table-cell office:value-type="float" office:value="958679" calcext:value-type="float">
            <text:p>958679</text:p>
          </table:table-cell>
          <table:table-cell office:value-type="float" office:value="932000" calcext:value-type="float">
            <text:p>932000</text:p>
          </table:table-cell>
          <table:table-cell table:formula="of:=COM.MICROSOFT.CONCAT(&quot;https://www.youtube.com/results?search_query=&quot;;[.B147];&quot; 4K&quot;)" office:value-type="string" office:string-value="https://www.youtube.com/results?search_query=Jerusalén 4K" calcext:value-type="string">
            <text:p>https://www.youtube.com/results?search_query=Jerusalé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Kathmandu</text:p>
          </table:table-cell>
          <table:table-cell office:value-type="float" office:value="975453" calcext:value-type="float">
            <text:p>975453</text:p>
          </table:table-cell>
          <table:table-cell/>
          <table:table-cell table:formula="of:=COM.MICROSOFT.CONCAT(&quot;https://www.youtube.com/results?search_query=&quot;;[.B148];&quot; 4K&quot;)" office:value-type="string" office:string-value="https://www.youtube.com/results?search_query=Kathmandu 4K" calcext:value-type="string">
            <text:p>https://www.youtube.com/results?search_query=Kathmand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ecia</text:p>
          </table:table-cell>
          <table:table-cell office:value-type="string" calcext:value-type="string">
            <text:p>Estocolmo</text:p>
          </table:table-cell>
          <table:table-cell office:value-type="float" office:value="984748" calcext:value-type="float">
            <text:p>984748</text:p>
          </table:table-cell>
          <table:table-cell office:value-type="float" office:value="2121000" calcext:value-type="float">
            <text:p>2121000</text:p>
          </table:table-cell>
          <table:table-cell table:formula="of:=COM.MICROSOFT.CONCAT(&quot;https://www.youtube.com/results?search_query=&quot;;[.B149];&quot; 4K&quot;)" office:value-type="string" office:string-value="https://www.youtube.com/results?search_query=Estocolmo 4K" calcext:value-type="string">
            <text:p>https://www.youtube.com/results?search_query=Estocolm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ui</text:p>
          </table:table-cell>
          <table:table-cell office:value-type="string" calcext:value-type="string">
            <text:p>Lilongwe</text:p>
          </table:table-cell>
          <table:table-cell office:value-type="float" office:value="989318" calcext:value-type="float">
            <text:p>989318</text:p>
          </table:table-cell>
          <table:table-cell/>
          <table:table-cell table:formula="of:=COM.MICROSOFT.CONCAT(&quot;https://www.youtube.com/results?search_query=&quot;;[.B150];&quot; 4K&quot;)" office:value-type="string" office:string-value="https://www.youtube.com/results?search_query=Lilongwe 4K" calcext:value-type="string">
            <text:p>https://www.youtube.com/results?search_query=Lilongw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float" office:value="996658" calcext:value-type="float">
            <text:p>996658</text:p>
          </table:table-cell>
          <table:table-cell/>
          <table:table-cell table:formula="of:=COM.MICROSOFT.CONCAT(&quot;https://www.youtube.com/results?search_query=&quot;;[.B151];&quot; 4K&quot;)" office:value-type="string" office:string-value="https://www.youtube.com/results?search_query=Tegucigalpa 4K" calcext:value-type="string">
            <text:p>https://www.youtube.com/results?search_query=Tegucigalp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Vientiane</text:p>
          </table:table-cell>
          <table:table-cell office:value-type="float" office:value="1003004" calcext:value-type="float">
            <text:p>1003004</text:p>
          </table:table-cell>
          <table:table-cell/>
          <table:table-cell table:formula="of:=COM.MICROSOFT.CONCAT(&quot;https://www.youtube.com/results?search_query=&quot;;[.B152];&quot; 4K&quot;)" office:value-type="string" office:string-value="https://www.youtube.com/results?search_query=Vientiane 4K" calcext:value-type="string">
            <text:p>https://www.youtube.com/results?search_query=Vientian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kistán</text:p>
          </table:table-cell>
          <table:table-cell office:value-type="string" calcext:value-type="string">
            <text:p>Islamabad</text:p>
          </table:table-cell>
          <table:table-cell office:value-type="float" office:value="1009003" calcext:value-type="float">
            <text:p>1009003</text:p>
          </table:table-cell>
          <table:table-cell/>
          <table:table-cell table:formula="of:=COM.MICROSOFT.CONCAT(&quot;https://www.youtube.com/results?search_query=&quot;;[.B153];&quot; 4K&quot;)" office:value-type="string" office:string-value="https://www.youtube.com/results?search_query=Islamabad 4K" calcext:value-type="string">
            <text:p>https://www.youtube.com/results?search_query=Islamabad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string" calcext:value-type="string">
            <text:p>Santo Domingo</text:p>
          </table:table-cell>
          <table:table-cell office:value-type="float" office:value="1029110" calcext:value-type="float">
            <text:p>1029110</text:p>
          </table:table-cell>
          <table:table-cell/>
          <table:table-cell table:formula="of:=COM.MICROSOFT.CONCAT(&quot;https://www.youtube.com/results?search_query=&quot;;[.B154];&quot; 4K&quot;)" office:value-type="string" office:string-value="https://www.youtube.com/results?search_query=Santo Domingo 4K" calcext:value-type="string">
            <text:p>https://www.youtube.com/results?search_query=Santo Doming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menistán</text:p>
          </table:table-cell>
          <table:table-cell office:value-type="string" calcext:value-type="string">
            <text:p>Ashgabat</text:p>
          </table:table-cell>
          <table:table-cell office:value-type="float" office:value="1030063" calcext:value-type="float">
            <text:p>1030063</text:p>
          </table:table-cell>
          <table:table-cell/>
          <table:table-cell table:formula="of:=COM.MICROSOFT.CONCAT(&quot;https://www.youtube.com/results?search_query=&quot;;[.B155];&quot; 4K&quot;)" office:value-type="string" office:string-value="https://www.youtube.com/results?search_query=Ashgabat 4K" calcext:value-type="string">
            <text:p>https://www.youtube.com/results?search_query=Ashgaba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rra Leona</text:p>
          </table:table-cell>
          <table:table-cell office:value-type="string" calcext:value-type="string">
            <text:p>Freetown</text:p>
          </table:table-cell>
          <table:table-cell office:value-type="float" office:value="1055964" calcext:value-type="float">
            <text:p>1055964</text:p>
          </table:table-cell>
          <table:table-cell/>
          <table:table-cell table:formula="of:=COM.MICROSOFT.CONCAT(&quot;https://www.youtube.com/results?search_query=&quot;;[.B156];&quot; 4K&quot;)" office:value-type="string" office:string-value="https://www.youtube.com/results?search_query=Freetown 4K" calcext:value-type="string">
            <text:p>https://www.youtube.com/results?search_query=Freetow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float" office:value="1061054" calcext:value-type="float">
            <text:p>1061054</text:p>
          </table:table-cell>
          <table:table-cell office:value-type="float" office:value="1051236" calcext:value-type="float">
            <text:p>1051236</text:p>
          </table:table-cell>
          <table:table-cell table:formula="of:=COM.MICROSOFT.CONCAT(&quot;https://www.youtube.com/results?search_query=&quot;;[.B157];&quot; 4K&quot;)" office:value-type="string" office:string-value="https://www.youtube.com/results?search_query=Managua 4K" calcext:value-type="string">
            <text:p>https://www.youtube.com/results?search_query=Managu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guistán</text:p>
          </table:table-cell>
          <table:table-cell office:value-type="string" calcext:value-type="string">
            <text:p>Bishkek</text:p>
          </table:table-cell>
          <table:table-cell office:value-type="float" office:value="1071261" calcext:value-type="float">
            <text:p>1071261</text:p>
          </table:table-cell>
          <table:table-cell office:value-type="float" office:value="1086261" calcext:value-type="float">
            <text:p>1086261</text:p>
          </table:table-cell>
          <table:table-cell table:formula="of:=COM.MICROSOFT.CONCAT(&quot;https://www.youtube.com/results?search_query=&quot;;[.B158];&quot; 4K&quot;)" office:value-type="string" office:string-value="https://www.youtube.com/results?search_query=Bishkek 4K" calcext:value-type="string">
            <text:p>https://www.youtube.com/results?search_query=Bishkek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dá</text:p>
          </table:table-cell>
          <table:table-cell office:value-type="string" calcext:value-type="string">
            <text:p>Ottawa</text:p>
          </table:table-cell>
          <table:table-cell office:value-type="float" office:value="1071868" calcext:value-type="float">
            <text:p>1071868</text:p>
          </table:table-cell>
          <table:table-cell office:value-type="float" office:value="1476756" calcext:value-type="float">
            <text:p>1476756</text:p>
          </table:table-cell>
          <table:table-cell table:formula="of:=COM.MICROSOFT.CONCAT(&quot;https://www.youtube.com/results?search_query=&quot;;[.B159];&quot; 4K&quot;)" office:value-type="string" office:string-value="https://www.youtube.com/results?search_query=Ottawa 4K" calcext:value-type="string">
            <text:p>https://www.youtube.com/results?search_query=Ottaw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smara</text:p>
          </table:table-cell>
          <table:table-cell office:value-type="float" office:value="1073000" calcext:value-type="float">
            <text:p>1073000</text:p>
          </table:table-cell>
          <table:table-cell/>
          <table:table-cell table:formula="of:=COM.MICROSOFT.CONCAT(&quot;https://www.youtube.com/results?search_query=&quot;;[.B160];&quot; 4K&quot;)" office:value-type="string" office:string-value="https://www.youtube.com/results?search_query=Asmara 4K" calcext:value-type="string">
            <text:p>https://www.youtube.com/results?search_query=Asmar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aputo</text:p>
          </table:table-cell>
          <table:table-cell office:value-type="float" office:value="1080277" calcext:value-type="float">
            <text:p>1080277</text:p>
          </table:table-cell>
          <table:table-cell/>
          <table:table-cell table:formula="of:=COM.MICROSOFT.CONCAT(&quot;https://www.youtube.com/results?search_query=&quot;;[.B161];&quot; 4K&quot;)" office:value-type="string" office:string-value="https://www.youtube.com/results?search_query=Maputo 4K" calcext:value-type="string">
            <text:p>https://www.youtube.com/results?search_query=Maput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Ereván</text:p>
          </table:table-cell>
          <table:table-cell office:value-type="float" office:value="1087886" calcext:value-type="float">
            <text:p>1087886</text:p>
          </table:table-cell>
          <table:table-cell/>
          <table:table-cell table:formula="of:=COM.MICROSOFT.CONCAT(&quot;https://www.youtube.com/results?search_query=&quot;;[.B162];&quot; 4K&quot;)" office:value-type="string" office:string-value="https://www.youtube.com/results?search_query=Ereván 4K" calcext:value-type="string">
            <text:p>https://www.youtube.com/results?search_query=Erevá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Tiflis</text:p>
          </table:table-cell>
          <table:table-cell office:value-type="float" office:value="1154314" calcext:value-type="float">
            <text:p>1154314</text:p>
          </table:table-cell>
          <table:table-cell office:value-type="float" office:value="1184818" calcext:value-type="float">
            <text:p>1184818</text:p>
          </table:table-cell>
          <table:table-cell table:formula="of:=COM.MICROSOFT.CONCAT(&quot;https://www.youtube.com/results?search_query=&quot;;[.B163];&quot; 4K&quot;)" office:value-type="string" office:string-value="https://www.youtube.com/results?search_query=Tiflis 4K" calcext:value-type="string">
            <text:p>https://www.youtube.com/results?search_query=Tifli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float" office:value="1182417" calcext:value-type="float">
            <text:p>1182417</text:p>
          </table:table-cell>
          <table:table-cell/>
          <table:table-cell table:formula="of:=COM.MICROSOFT.CONCAT(&quot;https://www.youtube.com/results?search_query=&quot;;[.B164];&quot; 4K&quot;)" office:value-type="string" office:string-value="https://www.youtube.com/results?search_query=Dakar 4K" calcext:value-type="string">
            <text:p>https://www.youtube.com/results?search_query=Dakar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ia</text:p>
          </table:table-cell>
          <table:table-cell office:value-type="string" calcext:value-type="string">
            <text:p>Trípoli</text:p>
          </table:table-cell>
          <table:table-cell office:value-type="float" office:value="1183000" calcext:value-type="float">
            <text:p>1183000</text:p>
          </table:table-cell>
          <table:table-cell/>
          <table:table-cell table:formula="of:=COM.MICROSOFT.CONCAT(&quot;https://www.youtube.com/results?search_query=&quot;;[.B165];&quot; 4K&quot;)" office:value-type="string" office:string-value="https://www.youtube.com/results?search_query=Trípoli 4K" calcext:value-type="string">
            <text:p>https://www.youtube.com/results?search_query=Trípol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Doha</text:p>
          </table:table-cell>
          <table:table-cell office:value-type="float" office:value="1186023" calcext:value-type="float">
            <text:p>1186023</text:p>
          </table:table-cell>
          <table:table-cell/>
          <table:table-cell table:formula="of:=COM.MICROSOFT.CONCAT(&quot;https://www.youtube.com/results?search_query=&quot;;[.B166];&quot; 4K&quot;)" office:value-type="string" office:string-value="https://www.youtube.com/results?search_query=Doha 4K" calcext:value-type="string">
            <text:p>https://www.youtube.com/results?search_query=Doh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tí</text:p>
          </table:table-cell>
          <table:table-cell office:value-type="string" calcext:value-type="string">
            <text:p>Port-au-Prince</text:p>
          </table:table-cell>
          <table:table-cell office:value-type="float" office:value="1200000" calcext:value-type="float">
            <text:p>1200000</text:p>
          </table:table-cell>
          <table:table-cell/>
          <table:table-cell table:formula="of:=COM.MICROSOFT.CONCAT(&quot;https://www.youtube.com/results?search_query=&quot;;[.B167];&quot; 4K&quot;)" office:value-type="string" office:string-value="https://www.youtube.com/results?search_query=Port-au-Prince 4K" calcext:value-type="string">
            <text:p>https://www.youtube.com/results?search_query=Port-au-Princ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ikistán</text:p>
          </table:table-cell>
          <table:table-cell office:value-type="string" calcext:value-type="string">
            <text:p>Dushanbe</text:p>
          </table:table-cell>
          <table:table-cell office:value-type="float" office:value="1201800" calcext:value-type="float">
            <text:p>1201800</text:p>
          </table:table-cell>
          <table:table-cell/>
          <table:table-cell table:formula="of:=COM.MICROSOFT.CONCAT(&quot;https://www.youtube.com/results?search_query=&quot;;[.B168];&quot; 4K&quot;)" office:value-type="string" office:string-value="https://www.youtube.com/results?search_query=Dushanbe 4K" calcext:value-type="string">
            <text:p>https://www.youtube.com/results?search_query=Dushanb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Sofía</text:p>
          </table:table-cell>
          <table:table-cell office:value-type="float" office:value="1221785" calcext:value-type="float">
            <text:p>1221785</text:p>
          </table:table-cell>
          <table:table-cell/>
          <table:table-cell table:formula="of:=COM.MICROSOFT.CONCAT(&quot;https://www.youtube.com/results?search_query=&quot;;[.B169];&quot; 4K&quot;)" office:value-type="string" office:string-value="https://www.youtube.com/results?search_query=Sofía 4K" calcext:value-type="string">
            <text:p>https://www.youtube.com/results?search_query=Sofí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 office:value-type="float" office:value="1275207" calcext:value-type="float">
            <text:p>1275207</text:p>
          </table:table-cell>
          <table:table-cell office:value-type="float" office:value="2300000" calcext:value-type="float">
            <text:p>2300000</text:p>
          </table:table-cell>
          <table:table-cell table:formula="of:=COM.MICROSOFT.CONCAT(&quot;https://www.youtube.com/results?search_query=&quot;;[.B170];&quot; 4K&quot;)" office:value-type="string" office:string-value="https://www.youtube.com/results?search_query=Antananarivo 4K" calcext:value-type="string">
            <text:p>https://www.youtube.com/results?search_query=Antananariv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quia</text:p>
          </table:table-cell>
          <table:table-cell office:value-type="string" calcext:value-type="string">
            <text:p>Praga</text:p>
          </table:table-cell>
          <table:table-cell office:value-type="float" office:value="1301432" calcext:value-type="float">
            <text:p>1301432</text:p>
          </table:table-cell>
          <table:table-cell/>
          <table:table-cell table:formula="of:=COM.MICROSOFT.CONCAT(&quot;https://www.youtube.com/results?search_query=&quot;;[.B171];&quot; 4K&quot;)" office:value-type="string" office:string-value="https://www.youtube.com/results?search_query=Praga 4K" calcext:value-type="string">
            <text:p>https://www.youtube.com/results?search_query=Prag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íger</text:p>
          </table:table-cell>
          <table:table-cell office:value-type="string" calcext:value-type="string">
            <text:p>Niamey</text:p>
          </table:table-cell>
          <table:table-cell office:value-type="float" office:value="1334984" calcext:value-type="float">
            <text:p>1334984</text:p>
          </table:table-cell>
          <table:table-cell/>
          <table:table-cell table:formula="of:=COM.MICROSOFT.CONCAT(&quot;https://www.youtube.com/results?search_query=&quot;;[.B172];&quot; 4K&quot;)" office:value-type="string" office:string-value="https://www.youtube.com/results?search_query=Niamey 4K" calcext:value-type="string">
            <text:p>https://www.youtube.com/results?search_query=Niamey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zajistán​​​</text:p>
          </table:table-cell>
          <table:table-cell office:value-type="string" calcext:value-type="string">
            <text:p>Nursultan</text:p>
          </table:table-cell>
          <table:table-cell office:value-type="float" office:value="1354507" calcext:value-type="float">
            <text:p>1354507</text:p>
          </table:table-cell>
          <table:table-cell/>
          <table:table-cell table:formula="of:=COM.MICROSOFT.CONCAT(&quot;https://www.youtube.com/results?search_query=&quot;;[.B173];&quot; 4K&quot;)" office:value-type="string" office:string-value="https://www.youtube.com/results?search_query=Nursultan 4K" calcext:value-type="string">
            <text:p>https://www.youtube.com/results?search_query=Nursulta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float" office:value="1384210" calcext:value-type="float">
            <text:p>1384210</text:p>
          </table:table-cell>
          <table:table-cell/>
          <table:table-cell table:formula="of:=COM.MICROSOFT.CONCAT(&quot;https://www.youtube.com/results?search_query=&quot;;[.B174];&quot; 4K&quot;)" office:value-type="string" office:string-value="https://www.youtube.com/results?search_query=Montevideo 4K" calcext:value-type="string">
            <text:p>https://www.youtube.com/results?search_query=Montevide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Belgrado</text:p>
          </table:table-cell>
          <table:table-cell office:value-type="float" office:value="1387422" calcext:value-type="float">
            <text:p>1387422</text:p>
          </table:table-cell>
          <table:table-cell office:value-type="float" office:value="1694480" calcext:value-type="float">
            <text:p>1694480</text:p>
          </table:table-cell>
          <table:table-cell table:formula="of:=COM.MICROSOFT.CONCAT(&quot;https://www.youtube.com/results?search_query=&quot;;[.B175];&quot; 4K&quot;)" office:value-type="string" office:string-value="https://www.youtube.com/results?search_query=Belgrado 4K" calcext:value-type="string">
            <text:p>https://www.youtube.com/results?search_query=Belgrad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float" office:value="1500000" calcext:value-type="float">
            <text:p>1500000</text:p>
          </table:table-cell>
          <table:table-cell/>
          <table:table-cell table:formula="of:=COM.MICROSOFT.CONCAT(&quot;https://www.youtube.com/results?search_query=&quot;;[.B176];&quot; 4K&quot;)" office:value-type="string" office:string-value="https://www.youtube.com/results?search_query=Lomé 4K" calcext:value-type="string">
            <text:p>https://www.youtube.com/results?search_query=Lomé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float" office:value="1659785" calcext:value-type="float">
            <text:p>1659785</text:p>
          </table:table-cell>
          <table:table-cell office:value-type="float" office:value="1879695" calcext:value-type="float">
            <text:p>1879695</text:p>
          </table:table-cell>
          <table:table-cell table:formula="of:=COM.MICROSOFT.CONCAT(&quot;https://www.youtube.com/results?search_query=&quot;;[.B177];&quot; 4K&quot;)" office:value-type="string" office:string-value="https://www.youtube.com/results?search_query=Conakry 4K" calcext:value-type="string">
            <text:p>https://www.youtube.com/results?search_query=Conakry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Ulaanbaatar</text:p>
          </table:table-cell>
          <table:table-cell office:value-type="float" office:value="1665469" calcext:value-type="float">
            <text:p>1665469</text:p>
          </table:table-cell>
          <table:table-cell/>
          <table:table-cell table:formula="of:=COM.MICROSOFT.CONCAT(&quot;https://www.youtube.com/results?search_query=&quot;;[.B178];&quot; 4K&quot;)" office:value-type="string" office:string-value="https://www.youtube.com/results?search_query=Ulaanbaatar 4K" calcext:value-type="string">
            <text:p>https://www.youtube.com/results?search_query=Ulaanbaatar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float" office:value="1680600" calcext:value-type="float">
            <text:p>1680600</text:p>
          </table:table-cell>
          <table:table-cell/>
          <table:table-cell table:formula="of:=COM.MICROSOFT.CONCAT(&quot;https://www.youtube.com/results?search_query=&quot;;[.B179];&quot; 4K&quot;)" office:value-type="string" office:string-value="https://www.youtube.com/results?search_query=Kampala 4K" calcext:value-type="string">
            <text:p>https://www.youtube.com/results?search_query=Kampal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float" office:value="1693400" calcext:value-type="float">
            <text:p>1693400</text:p>
          </table:table-cell>
          <table:table-cell office:value-type="float" office:value="3770000" calcext:value-type="float">
            <text:p>3770000</text:p>
          </table:table-cell>
          <table:table-cell table:formula="of:=COM.MICROSOFT.CONCAT(&quot;https://www.youtube.com/results?search_query=&quot;;[.B180];&quot; 4K&quot;)" office:value-type="string" office:string-value="https://www.youtube.com/results?search_query=Abuja 4K" calcext:value-type="string">
            <text:p>https://www.youtube.com/results?search_query=Abuj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Harare</text:p>
          </table:table-cell>
          <table:table-cell office:value-type="float" office:value="1698122" calcext:value-type="float">
            <text:p>1698122</text:p>
          </table:table-cell>
          <table:table-cell/>
          <table:table-cell table:formula="of:=COM.MICROSOFT.CONCAT(&quot;https://www.youtube.com/results?search_query=&quot;;[.B181];&quot; 4K&quot;)" office:value-type="string" office:string-value="https://www.youtube.com/results?search_query=Harare 4K" calcext:value-type="string">
            <text:p>https://www.youtube.com/results?search_query=Harar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gría</text:p>
          </table:table-cell>
          <table:table-cell office:value-type="string" calcext:value-type="string">
            <text:p>Budapest</text:p>
          </table:table-cell>
          <table:table-cell office:value-type="float" office:value="1737026" calcext:value-type="float">
            <text:p>1737026</text:p>
          </table:table-cell>
          <table:table-cell office:value-type="float" office:value="2622241" calcext:value-type="float">
            <text:p>2622241</text:p>
          </table:table-cell>
          <table:table-cell table:formula="of:=COM.MICROSOFT.CONCAT(&quot;https://www.youtube.com/results?search_query=&quot;;[.B182];&quot; 4K&quot;)" office:value-type="string" office:string-value="https://www.youtube.com/results?search_query=Budapest 4K" calcext:value-type="string">
            <text:p>https://www.youtube.com/results?search_query=Budapes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anda</text:p>
          </table:table-cell>
          <table:table-cell office:value-type="string" calcext:value-type="string">
            <text:p>Kigali</text:p>
          </table:table-cell>
          <table:table-cell office:value-type="float" office:value="1745555" calcext:value-type="float">
            <text:p>1745555</text:p>
          </table:table-cell>
          <table:table-cell office:value-type="float" office:value="1518632" calcext:value-type="float">
            <text:p>1518632</text:p>
          </table:table-cell>
          <table:table-cell table:formula="of:=COM.MICROSOFT.CONCAT(&quot;https://www.youtube.com/results?search_query=&quot;;[.B183];&quot; 4K&quot;)" office:value-type="string" office:string-value="https://www.youtube.com/results?search_query=Kigali 4K" calcext:value-type="string">
            <text:p>https://www.youtube.com/results?search_query=Kigal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float" office:value="1761032" calcext:value-type="float">
            <text:p>1761032</text:p>
          </table:table-cell>
          <table:table-cell office:value-type="float" office:value="970824" calcext:value-type="float">
            <text:p>970824</text:p>
          </table:table-cell>
          <table:table-cell table:formula="of:=COM.MICROSOFT.CONCAT(&quot;https://www.youtube.com/results?search_query=&quot;;[.B184];&quot; 4K&quot;)" office:value-type="string" office:string-value="https://www.youtube.com/results?search_query=Monrovia 4K" calcext:value-type="string">
            <text:p>https://www.youtube.com/results?search_query=Monrovi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float" office:value="1763275" calcext:value-type="float">
            <text:p>1763275</text:p>
          </table:table-cell>
          <table:table-cell office:value-type="float" office:value="2889703" calcext:value-type="float">
            <text:p>2889703</text:p>
          </table:table-cell>
          <table:table-cell table:formula="of:=COM.MICROSOFT.CONCAT(&quot;https://www.youtube.com/results?search_query=&quot;;[.B185];&quot; 4K&quot;)" office:value-type="string" office:string-value="https://www.youtube.com/results?search_query=Quito 4K" calcext:value-type="string">
            <text:p>https://www.youtube.com/results?search_query=Quit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ania</text:p>
          </table:table-cell>
          <table:table-cell office:value-type="string" calcext:value-type="string">
            <text:p>Bucarest</text:p>
          </table:table-cell>
          <table:table-cell office:value-type="float" office:value="1823526" calcext:value-type="float">
            <text:p>1823526</text:p>
          </table:table-cell>
          <table:table-cell office:value-type="float" office:value="307000" calcext:value-type="float">
            <text:p>307000</text:p>
          </table:table-cell>
          <table:table-cell table:formula="of:=COM.MICROSOFT.CONCAT(&quot;https://www.youtube.com/results?search_query=&quot;;[.B186];&quot; 4K&quot;)" office:value-type="string" office:string-value="https://www.youtube.com/results?search_query=Bucarest 4K" calcext:value-type="string">
            <text:p>https://www.youtube.com/results?search_query=Bucares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ipinas</text:p>
          </table:table-cell>
          <table:table-cell office:value-type="string" calcext:value-type="string">
            <text:p>Manila</text:p>
          </table:table-cell>
          <table:table-cell office:value-type="float" office:value="1846513" calcext:value-type="float">
            <text:p>1846513</text:p>
          </table:table-cell>
          <table:table-cell office:value-type="float" office:value="24922000" calcext:value-type="float">
            <text:p>24922000</text:p>
          </table:table-cell>
          <table:table-cell table:formula="of:=COM.MICROSOFT.CONCAT(&quot;https://www.youtube.com/results?search_query=&quot;;[.B187];&quot; 4K&quot;)" office:value-type="string" office:string-value="https://www.youtube.com/results?search_query=Manila 4K" calcext:value-type="string">
            <text:p>https://www.youtube.com/results?search_query=Manil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onia</text:p>
          </table:table-cell>
          <table:table-cell office:value-type="string" calcext:value-type="string">
            <text:p>Varsovia</text:p>
          </table:table-cell>
          <table:table-cell office:value-type="float" office:value="1863056" calcext:value-type="float">
            <text:p>1863056</text:p>
          </table:table-cell>
          <table:table-cell/>
          <table:table-cell table:formula="of:=COM.MICROSOFT.CONCAT(&quot;https://www.youtube.com/results?search_query=&quot;;[.B188];&quot; 4K&quot;)" office:value-type="string" office:string-value="https://www.youtube.com/results?search_query=Varsovia 4K" calcext:value-type="string">
            <text:p>https://www.youtube.com/results?search_query=Varsovi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Kuala Lumpur</text:p>
          </table:table-cell>
          <table:table-cell office:value-type="float" office:value="1982112" calcext:value-type="float">
            <text:p>1982112</text:p>
          </table:table-cell>
          <table:table-cell/>
          <table:table-cell table:formula="of:=COM.MICROSOFT.CONCAT(&quot;https://www.youtube.com/results?search_query=&quot;;[.B189];&quot; 4K&quot;)" office:value-type="string" office:string-value="https://www.youtube.com/results?search_query=Kuala Lumpur 4K" calcext:value-type="string">
            <text:p>https://www.youtube.com/results?search_query=Kuala Lumpur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Viena</text:p>
          </table:table-cell>
          <table:table-cell office:value-type="float" office:value="2002821" calcext:value-type="float">
            <text:p>2002821</text:p>
          </table:table-cell>
          <table:table-cell office:value-type="float" office:value="2223236" calcext:value-type="float">
            <text:p>2223236</text:p>
          </table:table-cell>
          <table:table-cell table:formula="of:=COM.MICROSOFT.CONCAT(&quot;https://www.youtube.com/results?search_query=&quot;;[.B190];&quot; 4K&quot;)" office:value-type="string" office:string-value="https://www.youtube.com/results?search_query=Viena 4K" calcext:value-type="string">
            <text:p>https://www.youtube.com/results?search_query=Vien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arús</text:p>
          </table:table-cell>
          <table:table-cell office:value-type="string" calcext:value-type="string">
            <text:p>Minsk</text:p>
          </table:table-cell>
          <table:table-cell office:value-type="float" office:value="2018281" calcext:value-type="float">
            <text:p>2018281</text:p>
          </table:table-cell>
          <table:table-cell/>
          <table:table-cell table:formula="of:=COM.MICROSOFT.CONCAT(&quot;https://www.youtube.com/results?search_query=&quot;;[.B191];&quot; 4K&quot;)" office:value-type="string" office:string-value="https://www.youtube.com/results?search_query=Minsk 4K" calcext:value-type="string">
            <text:p>https://www.youtube.com/results?search_query=Minsk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Dodoma</text:p>
          </table:table-cell>
          <table:table-cell office:value-type="float" office:value="2083588" calcext:value-type="float">
            <text:p>2083588</text:p>
          </table:table-cell>
          <table:table-cell/>
          <table:table-cell table:formula="of:=COM.MICROSOFT.CONCAT(&quot;https://www.youtube.com/results?search_query=&quot;;[.B192];&quot; 4K&quot;)" office:value-type="string" office:string-value="https://www.youtube.com/results?search_query=Dodoma 4K" calcext:value-type="string">
            <text:p>https://www.youtube.com/results?search_query=Dodom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París</text:p>
          </table:table-cell>
          <table:table-cell office:value-type="float" office:value="2102650" calcext:value-type="float">
            <text:p>2102650</text:p>
          </table:table-cell>
          <table:table-cell office:value-type="float" office:value="10858852" calcext:value-type="float">
            <text:p>10858852</text:p>
          </table:table-cell>
          <table:table-cell table:formula="of:=COM.MICROSOFT.CONCAT(&quot;https://www.youtube.com/results?search_query=&quot;;[.B193];&quot; 4K&quot;)" office:value-type="string" office:string-value="https://www.youtube.com/results?search_query=París 4K" calcext:value-type="string">
            <text:p>https://www.youtube.com/results?search_query=Parí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la Habana</text:p>
          </table:table-cell>
          <table:table-cell office:value-type="float" office:value="2137847" calcext:value-type="float">
            <text:p>2137847</text:p>
          </table:table-cell>
          <table:table-cell office:value-type="float" office:value="438000" calcext:value-type="float">
            <text:p>438000</text:p>
          </table:table-cell>
          <table:table-cell table:formula="of:=COM.MICROSOFT.CONCAT(&quot;https://www.youtube.com/results?search_query=&quot;;[.B194];&quot; 4K&quot;)" office:value-type="string" office:string-value="https://www.youtube.com/results?search_query=la Habana 4K" calcext:value-type="string">
            <text:p>https://www.youtube.com/results?search_query=la Haban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Brazzaville</text:p>
          </table:table-cell>
          <table:table-cell office:value-type="float" office:value="2145783" calcext:value-type="float">
            <text:p>2145783</text:p>
          </table:table-cell>
          <table:table-cell/>
          <table:table-cell table:formula="of:=COM.MICROSOFT.CONCAT(&quot;https://www.youtube.com/results?search_query=&quot;;[.B195];&quot; 4K&quot;)" office:value-type="string" office:string-value="https://www.youtube.com/results?search_query=Brazzaville 4K" calcext:value-type="string">
            <text:p>https://www.youtube.com/results?search_query=Brazzaville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boya</text:p>
          </table:table-cell>
          <table:table-cell office:value-type="string" calcext:value-type="string">
            <text:p>Phnom Penh</text:p>
          </table:table-cell>
          <table:table-cell office:value-type="float" office:value="2281951" calcext:value-type="float">
            <text:p>2281951</text:p>
          </table:table-cell>
          <table:table-cell/>
          <table:table-cell table:formula="of:=COM.MICROSOFT.CONCAT(&quot;https://www.youtube.com/results?search_query=&quot;;[.B196];&quot; 4K&quot;)" office:value-type="string" office:string-value="https://www.youtube.com/results?search_query=Phnom Penh 4K" calcext:value-type="string">
            <text:p>https://www.youtube.com/results?search_query=Phnom Penh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erbaiyán</text:p>
          </table:table-cell>
          <table:table-cell office:value-type="string" calcext:value-type="string">
            <text:p>Baku</text:p>
          </table:table-cell>
          <table:table-cell office:value-type="float" office:value="2330425" calcext:value-type="float">
            <text:p>2330425</text:p>
          </table:table-cell>
          <table:table-cell office:value-type="float" office:value="2675000" calcext:value-type="float">
            <text:p>2675000</text:p>
          </table:table-cell>
          <table:table-cell table:formula="of:=COM.MICROSOFT.CONCAT(&quot;https://www.youtube.com/results?search_query=&quot;;[.B197];&quot; 4K&quot;)" office:value-type="string" office:string-value="https://www.youtube.com/results?search_query=Baku 4K" calcext:value-type="string">
            <text:p>https://www.youtube.com/results?search_query=Bak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Ouagadougou</text:p>
          </table:table-cell>
          <table:table-cell office:value-type="float" office:value="2415266" calcext:value-type="float">
            <text:p>2415266</text:p>
          </table:table-cell>
          <table:table-cell/>
          <table:table-cell table:formula="of:=COM.MICROSOFT.CONCAT(&quot;https://www.youtube.com/results?search_query=&quot;;[.B198];&quot; 4K&quot;)" office:value-type="string" office:string-value="https://www.youtube.com/results?search_query=Ouagadougou 4K" calcext:value-type="string">
            <text:p>https://www.youtube.com/results?search_query=Ouagadougo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Brasilia</text:p>
          </table:table-cell>
          <table:table-cell office:value-type="float" office:value="2481272" calcext:value-type="float">
            <text:p>2481272</text:p>
          </table:table-cell>
          <table:table-cell office:value-type="float" office:value="2817381" calcext:value-type="float">
            <text:p>2817381</text:p>
          </table:table-cell>
          <table:table-cell table:formula="of:=COM.MICROSOFT.CONCAT(&quot;https://www.youtube.com/results?search_query=&quot;;[.B199];&quot; 4K&quot;)" office:value-type="string" office:string-value="https://www.youtube.com/results?search_query=Brasilia 4K" calcext:value-type="string">
            <text:p>https://www.youtube.com/results?search_query=Brasili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Taipei</text:p>
          </table:table-cell>
          <table:table-cell office:value-type="float" office:value="2494813" calcext:value-type="float">
            <text:p>2494813</text:p>
          </table:table-cell>
          <table:table-cell office:value-type="float" office:value="9078000" calcext:value-type="float">
            <text:p>9078000</text:p>
          </table:table-cell>
          <table:table-cell table:formula="of:=COM.MICROSOFT.CONCAT(&quot;https://www.youtube.com/results?search_query=&quot;;[.B200];&quot; 4K&quot;)" office:value-type="string" office:string-value="https://www.youtube.com/results?search_query=Taipei 4K" calcext:value-type="string">
            <text:p>https://www.youtube.com/results?search_query=Taipe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ria</text:p>
          </table:table-cell>
          <table:table-cell office:value-type="string" calcext:value-type="string">
            <text:p>Damasco</text:p>
          </table:table-cell>
          <table:table-cell office:value-type="float" office:value="2503000" calcext:value-type="float">
            <text:p>2503000</text:p>
          </table:table-cell>
          <table:table-cell/>
          <table:table-cell table:formula="of:=COM.MICROSOFT.CONCAT(&quot;https://www.youtube.com/results?search_query=&quot;;[.B201];&quot; 4K&quot;)" office:value-type="string" office:string-value="https://www.youtube.com/results?search_query=Damasco 4K" calcext:value-type="string">
            <text:p>https://www.youtube.com/results?search_query=Damasc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Sanaa</text:p>
          </table:table-cell>
          <table:table-cell office:value-type="float" office:value="2545000" calcext:value-type="float">
            <text:p>2545000</text:p>
          </table:table-cell>
          <table:table-cell/>
          <table:table-cell table:formula="of:=COM.MICROSOFT.CONCAT(&quot;https://www.youtube.com/results?search_query=&quot;;[.B202];&quot; 4K&quot;)" office:value-type="string" office:string-value="https://www.youtube.com/results?search_query=Sanaa 4K" calcext:value-type="string">
            <text:p>https://www.youtube.com/results?search_query=Sana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float" office:value="2570160" calcext:value-type="float">
            <text:p>2570160</text:p>
          </table:table-cell>
          <table:table-cell office:value-type="float" office:value="3120612" calcext:value-type="float">
            <text:p>3120612</text:p>
          </table:table-cell>
          <table:table-cell table:formula="of:=COM.MICROSOFT.CONCAT(&quot;https://www.youtube.com/results?search_query=&quot;;[.B203];&quot; 4K&quot;)" office:value-type="string" office:string-value="https://www.youtube.com/results?search_query=Buenos Aires 4K" calcext:value-type="string">
            <text:p>https://www.youtube.com/results?search_query=Buenos Aire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float" office:value="2571861" calcext:value-type="float">
            <text:p>2571861</text:p>
          </table:table-cell>
          <table:table-cell/>
          <table:table-cell table:formula="of:=COM.MICROSOFT.CONCAT(&quot;https://www.youtube.com/results?search_query=&quot;;[.B204];&quot; 4K&quot;)" office:value-type="string" office:string-value="https://www.youtube.com/results?search_query=Luanda 4K" calcext:value-type="string">
            <text:p>https://www.youtube.com/results?search_query=Luand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Mogadishu</text:p>
          </table:table-cell>
          <table:table-cell office:value-type="float" office:value="2610483" calcext:value-type="float">
            <text:p>2610483</text:p>
          </table:table-cell>
          <table:table-cell/>
          <table:table-cell table:formula="of:=COM.MICROSOFT.CONCAT(&quot;https://www.youtube.com/results?search_query=&quot;;[.B205];&quot; 4K&quot;)" office:value-type="string" office:string-value="https://www.youtube.com/results?search_query=Mogadishu 4K" calcext:value-type="string">
            <text:p>https://www.youtube.com/results?search_query=Mogadishu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elia</text:p>
          </table:table-cell>
          <table:table-cell office:value-type="string" calcext:value-type="string">
            <text:p>Argel</text:p>
          </table:table-cell>
          <table:table-cell office:value-type="float" office:value="2712944" calcext:value-type="float">
            <text:p>2712944</text:p>
          </table:table-cell>
          <table:table-cell office:value-type="float" office:value="4510000" calcext:value-type="float">
            <text:p>4510000</text:p>
          </table:table-cell>
          <table:table-cell table:formula="of:=COM.MICROSOFT.CONCAT(&quot;https://www.youtube.com/results?search_query=&quot;;[.B206];&quot; 4K&quot;)" office:value-type="string" office:string-value="https://www.youtube.com/results?search_query=Argel 4K" calcext:value-type="string">
            <text:p>https://www.youtube.com/results?search_query=Argel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float" office:value="2731696" calcext:value-type="float">
            <text:p>2731696</text:p>
          </table:table-cell>
          <table:table-cell/>
          <table:table-cell table:formula="of:=COM.MICROSOFT.CONCAT(&quot;https://www.youtube.com/results?search_query=&quot;;[.B207];&quot; 4K&quot;)" office:value-type="string" office:string-value="https://www.youtube.com/results?search_query=Lusaka 4K" calcext:value-type="string">
            <text:p>https://www.youtube.com/results?search_query=Lusak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Roma</text:p>
          </table:table-cell>
          <table:table-cell office:value-type="float" office:value="2759629" calcext:value-type="float">
            <text:p>2759629</text:p>
          </table:table-cell>
          <table:table-cell office:value-type="float" office:value="460000" calcext:value-type="float">
            <text:p>460000</text:p>
          </table:table-cell>
          <table:table-cell table:formula="of:=COM.MICROSOFT.CONCAT(&quot;https://www.youtube.com/results?search_query=&quot;;[.B208];&quot; 4K&quot;)" office:value-type="string" office:string-value="https://www.youtube.com/results?search_query=Roma 4K" calcext:value-type="string">
            <text:p>https://www.youtube.com/results?search_query=Rom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rún</text:p>
          </table:table-cell>
          <table:table-cell office:value-type="string" calcext:value-type="string">
            <text:p>Yaundé</text:p>
          </table:table-cell>
          <table:table-cell office:value-type="float" office:value="2765600" calcext:value-type="float">
            <text:p>2765600</text:p>
          </table:table-cell>
          <table:table-cell/>
          <table:table-cell table:formula="of:=COM.MICROSOFT.CONCAT(&quot;https://www.youtube.com/results?search_query=&quot;;[.B209];&quot; 4K&quot;)" office:value-type="string" office:string-value="https://www.youtube.com/results?search_query=Yaundé 4K" calcext:value-type="string">
            <text:p>https://www.youtube.com/results?search_query=Yaundé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áfrica</text:p>
          </table:table-cell>
          <table:table-cell office:value-type="string" calcext:value-type="string">
            <text:p>Pretoria</text:p>
          </table:table-cell>
          <table:table-cell office:value-type="float" office:value="2818100" calcext:value-type="float">
            <text:p>2818100</text:p>
          </table:table-cell>
          <table:table-cell office:value-type="float" office:value="2921488" calcext:value-type="float">
            <text:p>2921488</text:p>
          </table:table-cell>
          <table:table-cell table:formula="of:=COM.MICROSOFT.CONCAT(&quot;https://www.youtube.com/results?search_query=&quot;;[.B210];&quot; 4K&quot;)" office:value-type="string" office:string-value="https://www.youtube.com/results?search_query=Pretoria 4K" calcext:value-type="string">
            <text:p>https://www.youtube.com/results?search_query=Pretori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zbekistán</text:p>
          </table:table-cell>
          <table:table-cell office:value-type="string" calcext:value-type="string">
            <text:p>Tashkent</text:p>
          </table:table-cell>
          <table:table-cell office:value-type="float" office:value="2862420" calcext:value-type="float">
            <text:p>2862420</text:p>
          </table:table-cell>
          <table:table-cell/>
          <table:table-cell table:formula="of:=COM.MICROSOFT.CONCAT(&quot;https://www.youtube.com/results?search_query=&quot;;[.B211];&quot; 4K&quot;)" office:value-type="string" office:string-value="https://www.youtube.com/results?search_query=Tashkent 4K" calcext:value-type="string">
            <text:p>https://www.youtube.com/results?search_query=Tashkent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rania</text:p>
          </table:table-cell>
          <table:table-cell office:value-type="string" calcext:value-type="string">
            <text:p>Kyiv</text:p>
          </table:table-cell>
          <table:table-cell office:value-type="float" office:value="2893215" calcext:value-type="float">
            <text:p>2893215</text:p>
          </table:table-cell>
          <table:table-cell/>
          <table:table-cell table:formula="of:=COM.MICROSOFT.CONCAT(&quot;https://www.youtube.com/results?search_query=&quot;;[.B212];&quot; 4K&quot;)" office:value-type="string" office:string-value="https://www.youtube.com/results?search_query=Kyiv 4K" calcext:value-type="string">
            <text:p>https://www.youtube.com/results?search_query=Kyiv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í</text:p>
          </table:table-cell>
          <table:table-cell office:value-type="string" calcext:value-type="string">
            <text:p>Bamako</text:p>
          </table:table-cell>
          <table:table-cell office:value-type="float" office:value="2929373" calcext:value-type="float">
            <text:p>2929373</text:p>
          </table:table-cell>
          <table:table-cell office:value-type="float" office:value="4227569" calcext:value-type="float">
            <text:p>4227569</text:p>
          </table:table-cell>
          <table:table-cell table:formula="of:=COM.MICROSOFT.CONCAT(&quot;https://www.youtube.com/results?search_query=&quot;;[.B213];&quot; 4K&quot;)" office:value-type="string" office:string-value="https://www.youtube.com/results?search_query=Bamako 4K" calcext:value-type="string">
            <text:p>https://www.youtube.com/results?search_query=Bamak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a del Norte</text:p>
          </table:table-cell>
          <table:table-cell office:value-type="string" calcext:value-type="string">
            <text:p>Pyongyang</text:p>
          </table:table-cell>
          <table:table-cell office:value-type="float" office:value="3157538" calcext:value-type="float">
            <text:p>3157538</text:p>
          </table:table-cell>
          <table:table-cell office:value-type="float" office:value="353000" calcext:value-type="float">
            <text:p>353000</text:p>
          </table:table-cell>
          <table:table-cell table:formula="of:=COM.MICROSOFT.CONCAT(&quot;https://www.youtube.com/results?search_query=&quot;;[.B214];&quot; 4K&quot;)" office:value-type="string" office:string-value="https://www.youtube.com/results?search_query=Pyongyang 4K" calcext:value-type="string">
            <text:p>https://www.youtube.com/results?search_query=Pyongyang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float" office:value="3242000" calcext:value-type="float">
            <text:p>3242000</text:p>
          </table:table-cell>
          <table:table-cell/>
          <table:table-cell table:formula="of:=COM.MICROSOFT.CONCAT(&quot;https://www.youtube.com/results?search_query=&quot;;[.B215];&quot; 4K&quot;)" office:value-type="string" office:string-value="https://www.youtube.com/results?search_query=Caracas 4K" calcext:value-type="string">
            <text:p>https://www.youtube.com/results?search_query=Caraca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aña</text:p>
          </table:table-cell>
          <table:table-cell office:value-type="string" calcext:value-type="string">
            <text:p>Madrid</text:p>
          </table:table-cell>
          <table:table-cell office:value-type="float" office:value="3320069" calcext:value-type="float">
            <text:p>3320069</text:p>
          </table:table-cell>
          <table:table-cell office:value-type="float" office:value="6211000" calcext:value-type="float">
            <text:p>6211000</text:p>
          </table:table-cell>
          <table:table-cell table:formula="of:=COM.MICROSOFT.CONCAT(&quot;https://www.youtube.com/results?search_query=&quot;;[.B216];&quot; 4K&quot;)" office:value-type="string" office:string-value="https://www.youtube.com/results?search_query=Madrid 4K" calcext:value-type="string">
            <text:p>https://www.youtube.com/results?search_query=Madrid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mania</text:p>
          </table:table-cell>
          <table:table-cell office:value-type="string" calcext:value-type="string">
            <text:p>Berlín</text:p>
          </table:table-cell>
          <table:table-cell office:value-type="float" office:value="3576873" calcext:value-type="float">
            <text:p>3576873</text:p>
          </table:table-cell>
          <table:table-cell office:value-type="float" office:value="4890363" calcext:value-type="float">
            <text:p>4890363</text:p>
          </table:table-cell>
          <table:table-cell table:formula="of:=COM.MICROSOFT.CONCAT(&quot;https://www.youtube.com/results?search_query=&quot;;[.B217];&quot; 4K&quot;)" office:value-type="string" office:string-value="https://www.youtube.com/results?search_query=Berlín 4K" calcext:value-type="string">
            <text:p>https://www.youtube.com/results?search_query=Berlí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iopía</text:p>
          </table:table-cell>
          <table:table-cell office:value-type="string" calcext:value-type="string">
            <text:p>Addis Ababa</text:p>
          </table:table-cell>
          <table:table-cell office:value-type="float" office:value="3945000" calcext:value-type="float">
            <text:p>3945000</text:p>
          </table:table-cell>
          <table:table-cell/>
          <table:table-cell table:formula="of:=COM.MICROSOFT.CONCAT(&quot;https://www.youtube.com/results?search_query=&quot;;[.B218];&quot; 4K&quot;)" office:value-type="string" office:string-value="https://www.youtube.com/results?search_query=Addis Ababa 4K" calcext:value-type="string">
            <text:p>https://www.youtube.com/results?search_query=Addis Abab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ia</text:p>
          </table:table-cell>
          <table:table-cell office:value-type="string" calcext:value-type="string">
            <text:p>Amman</text:p>
          </table:table-cell>
          <table:table-cell office:value-type="float" office:value="4061150" calcext:value-type="float">
            <text:p>4061150</text:p>
          </table:table-cell>
          <table:table-cell/>
          <table:table-cell table:formula="of:=COM.MICROSOFT.CONCAT(&quot;https://www.youtube.com/results?search_query=&quot;;[.B219];&quot; 4K&quot;)" office:value-type="string" office:string-value="https://www.youtube.com/results?search_query=Amman 4K" calcext:value-type="string">
            <text:p>https://www.youtube.com/results?search_query=Amma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Hanoi</text:p>
          </table:table-cell>
          <table:table-cell office:value-type="float" office:value="4138500" calcext:value-type="float">
            <text:p>4138500</text:p>
          </table:table-cell>
          <table:table-cell office:value-type="float" office:value="8435700" calcext:value-type="float">
            <text:p>8435700</text:p>
          </table:table-cell>
          <table:table-cell table:formula="of:=COM.MICROSOFT.CONCAT(&quot;https://www.youtube.com/results?search_query=&quot;;[.B220];&quot; 4K&quot;)" office:value-type="string" office:string-value="https://www.youtube.com/results?search_query=Hanoi 4K" calcext:value-type="string">
            <text:p>https://www.youtube.com/results?search_query=Hano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Nairobi</text:p>
          </table:table-cell>
          <table:table-cell office:value-type="float" office:value="4397073" calcext:value-type="float">
            <text:p>4397073</text:p>
          </table:table-cell>
          <table:table-cell office:value-type="float" office:value="4395749" calcext:value-type="float">
            <text:p>4395749</text:p>
          </table:table-cell>
          <table:table-cell table:formula="of:=COM.MICROSOFT.CONCAT(&quot;https://www.youtube.com/results?search_query=&quot;;[.B221];&quot; 4K&quot;)" office:value-type="string" office:string-value="https://www.youtube.com/results?search_query=Nairobi 4K" calcext:value-type="string">
            <text:p>https://www.youtube.com/results?search_query=Nairobi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ganistán</text:p>
          </table:table-cell>
          <table:table-cell office:value-type="string" calcext:value-type="string">
            <text:p>Kabul</text:p>
          </table:table-cell>
          <table:table-cell office:value-type="float" office:value="4954000" calcext:value-type="float">
            <text:p>4954000</text:p>
          </table:table-cell>
          <table:table-cell/>
          <table:table-cell table:formula="of:=COM.MICROSOFT.CONCAT(&quot;https://www.youtube.com/results?search_query=&quot;;[.B222];&quot; 4K&quot;)" office:value-type="string" office:string-value="https://www.youtube.com/results?search_query=Kabul 4K" calcext:value-type="string">
            <text:p>https://www.youtube.com/results?search_query=Kabul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quía</text:p>
          </table:table-cell>
          <table:table-cell office:value-type="string" calcext:value-type="string">
            <text:p>Ankara</text:p>
          </table:table-cell>
          <table:table-cell office:value-type="float" office:value="5165783" calcext:value-type="float">
            <text:p>5165783</text:p>
          </table:table-cell>
          <table:table-cell/>
          <table:table-cell table:formula="of:=COM.MICROSOFT.CONCAT(&quot;https://www.youtube.com/results?search_query=&quot;;[.B223];&quot; 4K&quot;)" office:value-type="string" office:string-value="https://www.youtube.com/results?search_query=Ankara 4K" calcext:value-type="string">
            <text:p>https://www.youtube.com/results?search_query=Ankara 4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ingapur</text:p>
          </table:table-cell>
          <table:table-cell office:value-type="float" office:value="5637022" calcext:value-type="float">
            <text:p>5637022</text:p>
          </table:table-cell>
          <table:table-cell office:value-type="float" office:value="5935000" calcext:value-type="float">
            <text:p>5935000</text:p>
          </table:table-cell>
          <table:table-cell table:formula="of:=COM.MICROSOFT.CONCAT(&quot;https://www.youtube.com/results?search_query=&quot;;[.B224];&quot; 4K&quot;)" office:value-type="string" office:string-value="https://www.youtube.com/results?search_query=Singapur 4K" calcext:value-type="string">
            <text:p>https://www.youtube.com/results?search_query=Singapur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bia Saudita</text:p>
          </table:table-cell>
          <table:table-cell office:value-type="string" calcext:value-type="string">
            <text:p>Riyadh</text:p>
          </table:table-cell>
          <table:table-cell office:value-type="float" office:value="7009100" calcext:value-type="float">
            <text:p>7009100</text:p>
          </table:table-cell>
          <table:table-cell/>
          <table:table-cell table:formula="of:=COM.MICROSOFT.CONCAT(&quot;https://www.youtube.com/results?search_query=&quot;;[.B225];&quot; 4K&quot;)" office:value-type="string" office:string-value="https://www.youtube.com/results?search_query=Riyadh 4K" calcext:value-type="string">
            <text:p>https://www.youtube.com/results?search_query=Riyadh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Bogotá</text:p>
          </table:table-cell>
          <table:table-cell office:value-type="float" office:value="7181469" calcext:value-type="float">
            <text:p>7181469</text:p>
          </table:table-cell>
          <table:table-cell office:value-type="float" office:value="10085000" calcext:value-type="float">
            <text:p>10085000</text:p>
          </table:table-cell>
          <table:table-cell table:formula="of:=COM.MICROSOFT.CONCAT(&quot;https://www.youtube.com/results?search_query=&quot;;[.B226];&quot; 4K&quot;)" office:value-type="string" office:string-value="https://www.youtube.com/results?search_query=Bogotá 4K" calcext:value-type="string">
            <text:p>https://www.youtube.com/results?search_query=Bogotá 4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float" office:value="7346100" calcext:value-type="float">
            <text:p>7346100</text:p>
          </table:table-cell>
          <table:table-cell/>
          <table:table-cell table:formula="of:=COM.MICROSOFT.CONCAT(&quot;https://www.youtube.com/results?search_query=&quot;;[.B227];&quot; 4K&quot;)" office:value-type="string" office:string-value="https://www.youtube.com/results?search_query=Hong Kong 4K" calcext:value-type="string">
            <text:p>https://www.youtube.com/results?search_query=Hong Kong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Bagdad</text:p>
          </table:table-cell>
          <table:table-cell office:value-type="float" office:value="8780422" calcext:value-type="float">
            <text:p>8780422</text:p>
          </table:table-cell>
          <table:table-cell office:value-type="float" office:value="7287750" calcext:value-type="float">
            <text:p>7287750</text:p>
          </table:table-cell>
          <table:table-cell table:formula="of:=COM.MICROSOFT.CONCAT(&quot;https://www.youtube.com/results?search_query=&quot;;[.B228];&quot; 4K&quot;)" office:value-type="string" office:string-value="https://www.youtube.com/results?search_query=Bagdad 4K" calcext:value-type="string">
            <text:p>https://www.youtube.com/results?search_query=Bagdad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string" calcext:value-type="string">
            <text:p>Londres</text:p>
          </table:table-cell>
          <table:table-cell office:value-type="float" office:value="8825001" calcext:value-type="float">
            <text:p>8825001</text:p>
          </table:table-cell>
          <table:table-cell office:value-type="float" office:value="11262000" calcext:value-type="float">
            <text:p>11262000</text:p>
          </table:table-cell>
          <table:table-cell table:formula="of:=COM.MICROSOFT.CONCAT(&quot;https://www.youtube.com/results?search_query=&quot;;[.B229];&quot; 4K&quot;)" office:value-type="string" office:string-value="https://www.youtube.com/results?search_query=Londres 4K" calcext:value-type="string">
            <text:p>https://www.youtube.com/results?search_query=Londres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án</text:p>
          </table:table-cell>
          <table:table-cell office:value-type="string" calcext:value-type="string">
            <text:p>Teherán</text:p>
          </table:table-cell>
          <table:table-cell office:value-type="float" office:value="9033003" calcext:value-type="float">
            <text:p>9033003</text:p>
          </table:table-cell>
          <table:table-cell office:value-type="float" office:value="14148000" calcext:value-type="float">
            <text:p>14148000</text:p>
          </table:table-cell>
          <table:table-cell table:formula="of:=COM.MICROSOFT.CONCAT(&quot;https://www.youtube.com/results?search_query=&quot;;[.B230];&quot; 4K&quot;)" office:value-type="string" office:string-value="https://www.youtube.com/results?search_query=Teherán 4K" calcext:value-type="string">
            <text:p>https://www.youtube.com/results?search_query=Teherán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Ciudad de México</text:p>
          </table:table-cell>
          <table:table-cell office:value-type="float" office:value="9209944" calcext:value-type="float">
            <text:p>9209944</text:p>
          </table:table-cell>
          <table:table-cell office:value-type="float" office:value="21977188" calcext:value-type="float">
            <text:p>21977188</text:p>
          </table:table-cell>
          <table:table-cell table:formula="of:=COM.MICROSOFT.CONCAT(&quot;https://www.youtube.com/results?search_query=&quot;;[.B231];&quot; 4K&quot;)" office:value-type="string" office:string-value="https://www.youtube.com/results?search_query=Ciudad de México 4K" calcext:value-type="string">
            <text:p>https://www.youtube.com/results?search_query=Ciudad de Méxic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Lima</text:p>
          </table:table-cell>
          <table:table-cell office:value-type="float" office:value="9562280" calcext:value-type="float">
            <text:p>9562280</text:p>
          </table:table-cell>
          <table:table-cell office:value-type="float" office:value="10320000" calcext:value-type="float">
            <text:p>10320000</text:p>
          </table:table-cell>
          <table:table-cell table:formula="of:=COM.MICROSOFT.CONCAT(&quot;https://www.youtube.com/results?search_query=&quot;;[.B232];&quot; 4K&quot;)" office:value-type="string" office:string-value="https://www.youtube.com/results?search_query=Lima 4K" calcext:value-type="string">
            <text:p>https://www.youtube.com/results?search_query=Lim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a del Sur</text:p>
          </table:table-cell>
          <table:table-cell office:value-type="string" calcext:value-type="string">
            <text:p>Seúl</text:p>
          </table:table-cell>
          <table:table-cell office:value-type="float" office:value="9617795" calcext:value-type="float">
            <text:p>9617795</text:p>
          </table:table-cell>
          <table:table-cell office:value-type="float" office:value="26037000" calcext:value-type="float">
            <text:p>26037000</text:p>
          </table:table-cell>
          <table:table-cell table:formula="of:=COM.MICROSOFT.CONCAT(&quot;https://www.youtube.com/results?search_query=&quot;;[.B233];&quot; 4K&quot;)" office:value-type="string" office:string-value="https://www.youtube.com/results?search_query=Seúl 4K" calcext:value-type="string">
            <text:p>https://www.youtube.com/results?search_query=Seúl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ipto</text:p>
          </table:table-cell>
          <table:table-cell office:value-type="string" calcext:value-type="string">
            <text:p>Cairo</text:p>
          </table:table-cell>
          <table:table-cell office:value-type="float" office:value="10044894" calcext:value-type="float">
            <text:p>10044894</text:p>
          </table:table-cell>
          <table:table-cell office:value-type="float" office:value="20296000" calcext:value-type="float">
            <text:p>20296000</text:p>
          </table:table-cell>
          <table:table-cell table:formula="of:=COM.MICROSOFT.CONCAT(&quot;https://www.youtube.com/results?search_query=&quot;;[.B234];&quot; 4K&quot;)" office:value-type="string" office:string-value="https://www.youtube.com/results?search_query=Cairo 4K" calcext:value-type="string">
            <text:p>https://www.youtube.com/results?search_query=Cair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Dhaka</text:p>
          </table:table-cell>
          <table:table-cell office:value-type="float" office:value="10295407" calcext:value-type="float">
            <text:p>10295407</text:p>
          </table:table-cell>
          <table:table-cell office:value-type="float" office:value="18627000" calcext:value-type="float">
            <text:p>18627000</text:p>
          </table:table-cell>
          <table:table-cell table:formula="of:=COM.MICROSOFT.CONCAT(&quot;https://www.youtube.com/results?search_query=&quot;;[.B235];&quot; 4K&quot;)" office:value-type="string" office:string-value="https://www.youtube.com/results?search_query=Dhaka 4K" calcext:value-type="string">
            <text:p>https://www.youtube.com/results?search_query=Dhak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landia</text:p>
          </table:table-cell>
          <table:table-cell office:value-type="string" calcext:value-type="string">
            <text:p>Bangkok</text:p>
          </table:table-cell>
          <table:table-cell office:value-type="float" office:value="10539000" calcext:value-type="float">
            <text:p>10539000</text:p>
          </table:table-cell>
          <table:table-cell office:value-type="float" office:value="14626225" calcext:value-type="float">
            <text:p>14626225</text:p>
          </table:table-cell>
          <table:table-cell table:formula="of:=COM.MICROSOFT.CONCAT(&quot;https://www.youtube.com/results?search_query=&quot;;[.B236];&quot; 4K&quot;)" office:value-type="string" office:string-value="https://www.youtube.com/results?search_query=Bangkok 4K" calcext:value-type="string">
            <text:p>https://www.youtube.com/results?search_query=Bangkok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Jacarta</text:p>
          </table:table-cell>
          <table:table-cell office:value-type="float" office:value="10679951" calcext:value-type="float">
            <text:p>10679951</text:p>
          </table:table-cell>
          <table:table-cell office:value-type="float" office:value="34540000" calcext:value-type="float">
            <text:p>34540000</text:p>
          </table:table-cell>
          <table:table-cell table:formula="of:=COM.MICROSOFT.CONCAT(&quot;https://www.youtube.com/results?search_query=&quot;;[.B237];&quot; 4K&quot;)" office:value-type="string" office:string-value="https://www.youtube.com/results?search_query=Jacarta 4K" calcext:value-type="string">
            <text:p>https://www.youtube.com/results?search_query=Jacart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ia</text:p>
          </table:table-cell>
          <table:table-cell office:value-type="string" calcext:value-type="string">
            <text:p>Moscú</text:p>
          </table:table-cell>
          <table:table-cell office:value-type="float" office:value="13010112" calcext:value-type="float">
            <text:p>13010112</text:p>
          </table:table-cell>
          <table:table-cell office:value-type="float" office:value="18800000" calcext:value-type="float">
            <text:p>18800000</text:p>
          </table:table-cell>
          <table:table-cell table:formula="of:=COM.MICROSOFT.CONCAT(&quot;https://www.youtube.com/results?search_query=&quot;;[.B238];&quot; 4K&quot;)" office:value-type="string" office:string-value="https://www.youtube.com/results?search_query=Moscú 4K" calcext:value-type="string">
            <text:p>https://www.youtube.com/results?search_query=Moscú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ón</text:p>
          </table:table-cell>
          <table:table-cell office:value-type="string" calcext:value-type="string">
            <text:p>Tokio</text:p>
          </table:table-cell>
          <table:table-cell office:value-type="float" office:value="13515271" calcext:value-type="float">
            <text:p>13515271</text:p>
          </table:table-cell>
          <table:table-cell office:value-type="float" office:value="37732000" calcext:value-type="float">
            <text:p>37732000</text:p>
          </table:table-cell>
          <table:table-cell table:formula="of:=COM.MICROSOFT.CONCAT(&quot;https://www.youtube.com/results?search_query=&quot;;[.B239];&quot; 4K&quot;)" office:value-type="string" office:string-value="https://www.youtube.com/results?search_query=Tokio 4K" calcext:value-type="string">
            <text:p>https://www.youtube.com/results?search_query=Tokio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go (Rep. Democr.)</text:p>
          </table:table-cell>
          <table:table-cell office:value-type="string" calcext:value-type="string">
            <text:p>Kinshasa</text:p>
          </table:table-cell>
          <table:table-cell office:value-type="float" office:value="14565700" calcext:value-type="float">
            <text:p>14565700</text:p>
          </table:table-cell>
          <table:table-cell office:value-type="float" office:value="12836000" calcext:value-type="float">
            <text:p>12836000</text:p>
          </table:table-cell>
          <table:table-cell table:formula="of:=COM.MICROSOFT.CONCAT(&quot;https://www.youtube.com/results?search_query=&quot;;[.B240];&quot; 4K&quot;)" office:value-type="string" office:string-value="https://www.youtube.com/results?search_query=Kinshasa 4K" calcext:value-type="string">
            <text:p>https://www.youtube.com/results?search_query=Kinshasa 4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ekín</text:p>
          </table:table-cell>
          <table:table-cell office:value-type="float" office:value="21893095" calcext:value-type="float">
            <text:p>21893095</text:p>
          </table:table-cell>
          <table:table-cell office:value-type="float" office:value="18522000" calcext:value-type="float">
            <text:p>18522000</text:p>
          </table:table-cell>
          <table:table-cell table:formula="of:=COM.MICROSOFT.CONCAT(&quot;https://www.youtube.com/results?search_query=&quot;;[.B241];&quot; 4K&quot;)" office:value-type="string" office:string-value="https://www.youtube.com/results?search_query=Pekín 4K" calcext:value-type="string">
            <text:p>https://www.youtube.com/results?search_query=Pekín 4K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Capitales.A1:Capitales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7T14:12:23.724123261</dc:date>
    <meta:editing-duration>PT2M9S</meta:editing-duration>
    <meta:editing-cycles>2</meta:editing-cycles>
    <meta:generator>LibreOffice/7.3.7.2$Linux_X86_64 LibreOffice_project/30$Build-2</meta:generator>
    <meta:document-statistic meta:table-count="1" meta:cell-count="1056" meta:object-count="0"/>
  </office:meta>
</office:document-meta>
</file>